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6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75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Word</text:p>
          </table:table-cell>
          <table:table-cell table:style-name="ce1" office:value-type="string">
            <text:p>Occurrences</text:p>
          </table:table-cell>
          <table:table-cell table:style-name="ce1" office:value-type="string">
            <text:p>Correct?</text:p>
          </table:table-cell>
          <table:table-cell table:style-name="ce1" office:value-type="string">
            <text:p>Correction</text:p>
          </table:table-cell>
          <table:table-cell table:style-name="ce1" office:value-type="string">
            <text:p>Sources</text:p>
          </table:table-cell>
          <table:table-cell table:style-name="ce1" office:value-type="string">
            <text:p>Similar Words</text:p>
          </table:table-cell>
          <table:table-cell table:style-name="ce1" office:value-type="string">
            <text:p>Converted</text:p>
          </table:table-cell>
        </table:table-row>
        <table:table-row table:style-name="ro1">
          <table:table-cell office:value-type="string">
            <text:p><text:tab/>P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<text:tab/>n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<text:tab/>“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<text:s/>பாலிய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<text:s/>்ழ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1,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1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1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11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12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1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13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1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14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1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1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17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1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1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1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2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2.1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2.2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2.3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2.3.1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2.3.2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2.3.3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2.4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2.5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2.6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2.7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2.8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2.8.1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2.8.2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3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3.1.1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3.2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3.3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3.4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3.4.1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3.4.2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3.5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3.5.1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3.6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3.7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3.7.1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3.8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3.9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4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4.1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4.1.1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4.1.2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4.2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4.2.1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4.2.2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4.3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4.4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4.5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4.5.1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5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5.1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5.2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5.3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5.4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6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6.1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6.1.1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6.2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6.2.1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6.2.2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6.2.3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6.2.4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6.2.5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6.3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6.3.1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6.3.2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6.4.1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6.4.2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6.4.3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6.4.4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6.4.5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6.4.6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6.5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6.5.1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6.5.2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6.5.3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6.6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6.6.1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6.6.2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6.6.3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6.6.4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6.6.5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6.6.6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6.6.7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7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7.1.1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7.1.2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7.1.3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7.1.4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7.2.2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7.2.3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7.3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7.3.1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7.3.1.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7.3.1.2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7.3.2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7.3.2.1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7.3.2.2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7.3.3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7.3.4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7.3.5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7.3.6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7.4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7.4.1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7.4.1.1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7.4.2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7.4.2.1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7.4.3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7.4.4.<text:tab/>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7.4.5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7.4.6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7.4.7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7.4.8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7.5.<text:tab/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7.5.1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7.5.2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7.6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7.6.1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7.6.2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7.6.3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7.6.4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.7.6.5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7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2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3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3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3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3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3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3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3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37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3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3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4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4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4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4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4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4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4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47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4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4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5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5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5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5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5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5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7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7.6.6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2">
          <table:table-cell office:value-type="string">
            <text:p>Nhp,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i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2">
          <table:table-cell office:value-type="string">
            <text:p>ini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n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p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pp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கற்றிவி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கற்ற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கற்ற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கலச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க்கறைப்பட்டதின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க்கலாசாரத்திலுள்ள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க்கு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ங்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ங்கத்தினர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ங்க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ங்க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ங்கீகா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சமதிருஷ்ட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சிங்க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சை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சைவ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சைவுகள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சௌக்கியம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ச்அச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ச்சப்பட்டு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ச்ச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டக்கதுணி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டக்கத்த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டக்கத்திற்க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டக்க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ட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டங்கியுள்ள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ட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டித்துதள்ள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டிபட்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டிய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டுத்துள்ள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டை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டைய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டையப்பெற்றிருப்ப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டையாள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டையாளக்குறியைக்குறிக்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டையாள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ட்ட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ண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ணிந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ணியப்படுகின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ணிவகுப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ண்ட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த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தற்க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தி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திகமா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திகமாகுவத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திகமானவர்கள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திர்ச்ச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திவேதனைய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த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தை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த்தாட்சி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ந்தஸ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ந்திபருவகால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ந்நிய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னுப்பிவி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னுமதிக்கின்ற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னைத்து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ன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பிஷேக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பூர்வ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பூர்வத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பூர்வத்தன்மைய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மர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மில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மு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மு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ம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மைத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மைப்ப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மையப்பெற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மொ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ம்சங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ம்ம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ம்மையா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யர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யர்ந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ருக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ருகே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ருந்தப்படுகின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ருந்தியதற்க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ருபட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ரைக்கம்ப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ரைந்துவி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ரைப்பகுதிய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ரையப்ப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ர்த்த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றிகுற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றிகுறிகளுக்க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றிகுறிகள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றிந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றி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றிவிக்கப்படு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றிவுப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றுபட்ட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றைய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ற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ற்ற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ற்ற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லக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லங்கோலம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லிமனைவிய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லுவலக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ல்லவோ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ல்லாம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ளவின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3">
          <table:table-cell office:value-type="string">
            <text:p>அளவு(காய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ளவெ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ளவ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ளிப்பதற்க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ளு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ழ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ழித்துவி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ழுகி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ழு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ழுதல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ழு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ழுதுவி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ழுத்தத்த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ழுவதற்க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ழ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ழைப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வசரகத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வய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வ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வர்கள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வர்களிட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வர்களை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வற்ற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வற்றை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வலட்சண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வளு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வள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அஸ்திய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க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கியிருப்பத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கிவிட்ட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கு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குவதற்க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குவ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ங்கில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சி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ச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டம்பர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டவ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டவ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டி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ட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ட்ட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ண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ண்கள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ண்தன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ண்மை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ண்மையறுப்பட்ட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ண்மைய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ன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பத்த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யஉ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ரம்ப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ரம்பிக்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ரம்பிக்கிறே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ரம்பிப்ப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ராய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ரேக்கிய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ரோக்கி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ரோக்கியமா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ரோக்கிய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ரோக்கியமாயிருக்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ர்வத்துடனிர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றுதலற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றுதல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று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ள்காட்ட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ழ்ந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வ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ஆஸ்ப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ங்கே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சைபாடு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சையா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டக்காட்க்க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டங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ட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டத்த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டிக்க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டித்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டுகா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டுக்கி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டுப்புகள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டுப்பைச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ட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டைபள்ள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டைப்பேச்சாள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டைய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டையூற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ணைக்கிறது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ணைக்க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ணைத்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ணைப்ப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ணைப்பு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ணைப்ப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த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த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த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ந்தவரம்பை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ந்திய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ந்தியா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னங்கள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னங்கள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னத்தவர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னத்திற்கிடையேயுள்ள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னமற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னவிருத்த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ன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னிப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னி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பிடித்து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மை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ம்சைப்ப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யக்கங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யங்க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யந்திர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யலா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யலாதிருப்ப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யலாமலிருப்ப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யல்ப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யல்ப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யாலாமலிருப்ப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ரண்ட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ரத்த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ரத்தக்கற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ரத்தக்குழாய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ரத்தச்சோக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ரத்தத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ரத்தப்போக்குவ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ரத்தப்போக்க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ரத்தப்போக்கைத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ரத்தம்போ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ருக்க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ருத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ருப்பதற்க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ருப்பதற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ருப்பத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ருப்ப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ருப்பத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ருப்பதைய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ருவா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ர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ரைச்சல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ரைச்சலோ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ரையா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றக்கமற்றிர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றக்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றங்குகிற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றங்குவ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றந்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றந்தபோ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றந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றந்துவி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றந்துவிட்டத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றப்பதைக்குறிக்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றுக்க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றுத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றுதிச்சடங்க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றுதியாத்திர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றும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றுமிக்கொள்ளு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லக்க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ல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ல்ல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ல்லா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ல்லாமல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ளமை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ள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ளிக்கா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ளைப்பாற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ளைப்பாறு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ளைப்பாறுவ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ழக்கத்தக்கத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ழக்கத்திற்க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ழக்கமி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ழக்க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ழத்தலாகி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ழத்தலு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ழத்தல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ழத்தல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ழந்தத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ழந்தவராயிற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ழந்தவ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ழந்துள்ள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ழப்ப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ழப்பதைக்குறிக்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ழப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ழுத்தசை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ழுத்தசைத்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ழுத்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ழுத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ழுத்து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ழ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வற்றிற்கிடையே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இவ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ஈடுபடு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ஈன்றெடுக்க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ஈரலிலிருந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ங்களுடை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ங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ச்சா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டன்பிறந்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டம்வ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டலுக்க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டலுறவ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டல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டலைக்குறிக்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டல்நிலைமைய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டுத்தப்படுகின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டை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டைந்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டையணிந்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டைவி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ட்செல்லு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ட்பட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ட்பு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ணர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ணரக்கூடி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ணரப்பட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ணரப்படா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ணர்ச்சிகள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ணர்ச்சிகளைய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ணர்ச்சிய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ணர்ச்சியுள்ளவனாயிர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ணர்ச்சிய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ணர்ச்சிய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ணர்தல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ணர்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ணர்வடை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ணர்வுகள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ணர்வுக்க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ணவற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ணவ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ணவு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ண்டாகின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ண்டாகி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ண்டா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ண்டாக்கப்படுகின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ண்டாக்குவதற்க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ண்டாவதற்க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ண்ண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ண்ணப்படுகின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ண்மையிலேயே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த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தடு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தரவிதான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தற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தவ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தவிச்சாவட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தவியளிப்ப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தவிய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தவியாயிருக்க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தவு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தவு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தவுவதற்க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தாரண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த்தேசிப்ப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3">
          <table:table-cell office:value-type="string">
            <text:p>உந்தி-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னக்குத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ன்னைதானே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பகரணத்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பயேகிக்கப்பட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பயோகப்படு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பயோகப்படுத்தப்படுகின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பயோகப்படுத்தப்படு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பயோகப்பட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பயோக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பயோக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பயோகிக்கப்படுகின்ற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பயோகிக்கப்படுவ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பயோகிக்காதப்பட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பயோகிக்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பயோகிப்பதற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பயோகிப்ப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ப்பி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ப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மிழ்நீர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மிழ்நீ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யரோடிருக்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யர்த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யர்ந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யளய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யிரற்றதா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யிரற்று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யிரோடிக்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யிரோடிருக்க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யிரோடிருப்ப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யிரோ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யிரோட்ட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யிர்து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ர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ர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ருட்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ருள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ருவாக்கிய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ருவாக்கு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ருவ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றவினர்களுக்கிடையேயுள்ள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றவின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றவின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றவுக்க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றவ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றிஞ்ச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றிஞ்சுவி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ற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றுப்புகள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றுப்புகள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றுப்புக்கள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றுப்புக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றும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ற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றைந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றைய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றைவ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ற்பத்தியட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ற்பத்திய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ற்று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ற்றுப்பா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லர்ந்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ள்கா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ள்நா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ள்ளங்க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ள்ளங்க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ள்ள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ள்ள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ள்ளுறுப்புகள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ள்ளேய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ஷ்ண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ஷ்ணநில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ஷ்ணமான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உஸ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ஊ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ஊக்கம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ஊக்கமாகிவி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ஊச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ஊசிபோட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ஊடிஅகலஇ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ஊட்டக்குறைவ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ஊட்டுவ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ஊ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ஊ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ஊனப்பட்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ஊனமாயிருப்பதற்க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ஊனமாயிருப்பதைக்குறிக்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ஊன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ஊ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ஊமைய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ஊமையாயிருக்க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ஊமையாயிருக்க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ஊமையாயிருப்ப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ஊ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ஊர்த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ஊறல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ஊளையி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ஊழிய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எச்சா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எச்சிற்றேம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எச்ச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எஜமாட்ட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எடுத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எடுத்து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எடுத்துக்காட்ட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எடுத்துக்கொள்ள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எடுப்ப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எட்ட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எட்டிப்பா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எண்ணிக்கைய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எண்ணெய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எதிர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எதிராள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எதிரொல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எதிர்மறைய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எ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எ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என்பதற்க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என்பத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என்ப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என்பதைக்குறிக்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என்ப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எய்ட்ஸ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எற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எலும்ப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எலும்புகளு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எலும்புகள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எலும்ப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எல்லா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எளி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எழுதப்பட்டுள்ளதா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எழுத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எழுத்துமுற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எவ்வளவ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எவ்வாறுள்ள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எவ்விட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எவ்வி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ஏக்காள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ஏநசபநசபவையவந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ஏப்ப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ஏமாற்றப்பட்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ஏறி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ஏறு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ஏற்கிறவ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ஏற்க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ஏற்படசெய்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ஏற்படுத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ஏற்படுத்துகின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ஏற்பட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ஏற்படுவ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ஏற்பட்டதினல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ஏற்பாடு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ஏற்ற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ஏளன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ஏளன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ஏழைய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ஐஏ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ஐ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ஐங்குழந்தை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ஐம்புலன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ஐயா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ஒடிக்க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ஒடிப்பதற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ஒடிப்பத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ஒடுக்க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ஒட்டு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ஒத்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ஒன்ற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ஒன்ற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ஒருபோத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ஒருவனுடை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ஒருவன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ஒருவன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ஒருவர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ஒருவருக்க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ஒருவரு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ஒருவர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ஒருவரைக்கொல்லுவதைக்குறிக்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ஒருவரைத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ஒருவரை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ஒற்ற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ஒற்றைத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ஒலிகள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ஒலிய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ஒல்லிய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ஒல்லிய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ஒழுக்கப்படுத்துவ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ஒழுங்குபடுத்தப்படுகின்ற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ஒழுங்குபடுத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ஒழுங்க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ஓசைகள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ஓடையுட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ஓட்டுந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ஓட்ட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ஓய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ஓய்வாள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ஓய்வுற்றிருப்ப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ஓய்வெடுத்துள்ள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ஓரத்த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ஓரளவ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க்கதண்ட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க்கூஸ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சப்ப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சாப்புசெய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டத்தப்பட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டந்த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டந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டி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டினப்ப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டினப்பட்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டினமாயிருந்த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டினமாயிருப்ப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ட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ட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டைக்கண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ட்ட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ட்ட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ட்டு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ட்டுப்போ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ட்ட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ட்ட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ணக்கெ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ணுக்க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ணைய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ண்கண்ணாடி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ண்கள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ண்கள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ண்கள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ண்களு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ண்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ண்ணாடிச்சட்ட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ண்ணிக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ண்ணிப்பெண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ண்ணீர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ண்ணீரா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ண்ணீர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ண்ணீர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ண்ணீரோ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ண்ணீர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ண்ணு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ண்ண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ண்ணோ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ண்ணோக்க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ண்ணோட்ட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ண்தோல்வியாத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ண்பா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ண்பார்வையுட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ண்வைத்திய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தத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தவ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தைய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த்தி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த்திய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னிந்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ன்னங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ன்னத்த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ன்ன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ன்ன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ன்னிகை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ன்னிகைய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ன்னித்தன்ம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ன்னித்தன்மைய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ன்னிய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ன்ற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பத்த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பல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பாலக்குழ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யவ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யிர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ருதப்பட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ருதப்படுகின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ரு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ருத்தட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ருத்துகொ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ருத்து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ருத்து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ருப்புமுகத்திர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ருப்ப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ருப்பையோ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ருமுட்ட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ரும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ருவி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ருவிழ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ர்ஜன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ர்ப்பத்திலுள்ள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ர்ப்பத்தைத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ர்ப்பப்பைய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ர்ப்பம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ர்ப்பமா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ர்ப்பமாவதற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ர்ப்பமாவ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ர்ப்ப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றுத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ற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ற்பளிப்பவ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ற்பழித்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ற்பழிவின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ற்பிழக்கச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ற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ற்புத்தன்மைய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ற்புள்ள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ற்றா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லந்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லவ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லாசார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லாசாரங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லாசாரத்திற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லைச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ல்யாணமாகா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ல்லற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ல்லறைக்க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ல்லறைக்குழ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ல்லறையா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ல்லறைய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ல்லின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ல்ல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ல்லீர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ல்லெற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ல்ல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ல்ல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ளகள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ள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ள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ளிம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ள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ளைக்கச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ளைப்படை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ளைப்படையச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ளைப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ளைப்புற்ற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ழல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ழிக்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ழித்தப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ழிப்பற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ழிப்பறைக்கு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ழிவற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ழுத்தைய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ழுவு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ழுவுவதற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ழுவுவ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வனம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வனமாயிருங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வனிக்கப்படு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வனிக்கப்படுவ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வனிக்கிறவ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வனித்து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வனிப்பதற்க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வனிப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வரப்பட்டாயான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வரப்பட்டிர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வரப்பட்டிருப்ப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வரப்பட்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வர்ச்சிகர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வர்ச்சிய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வல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வலையுற்றிருப்ப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வாட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விழ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கித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க்காய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ட்சிக்கு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ட்ட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ட்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ட்டு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ட்டுவதற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ணப்படாதவ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ண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தி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த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து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துகுட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துகேளாதிருக்க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துகேளாதிருப்ப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துகேளா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து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துவல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தை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த்திருத்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த்து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ப்பவ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ப்பாற்றுவ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ப்ப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மால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ம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ய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யத்தைத்துட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யபபட்டுவிட்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யப்படுத்தப்ப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யப்படுத்துகிற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யப்படுத்துவ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யப்பட்டவர்களைய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யப்பட்டிர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யப்பட்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யப்பட்டு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ய்ந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ரக்கண்ணாட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ரசார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ரணத்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ரணமா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ரணமாக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ரணமாவ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ரணியாகிற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ர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ற்றட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ற்ற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ற்ற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லத்திற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ல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லியாயிருப்ப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ல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ல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லைய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ல்களுக்க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ாளை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ிட்டப்பார்வ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ிரண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ிரந்த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ிரய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ிரஹிக்க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ிராக்கியில்லா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ிருதா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ிளி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ிழதாத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ிழப்பருவத்த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ிழவனா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ிழவ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ிழவ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ிழ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ிழித்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ீர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ீறல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ீழ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ீழேயுள்ள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ீழ்க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ீழ்க்கண்ட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ீழ்க்க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ீழ்முது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சநஉமடநஇ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ஞ்ச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டல்பாத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டல்வ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டிக்கப்பட்ட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டிக்கப்பட்டுள்ள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டிமக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டும்பத்திற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ட்டையாக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ணப்படுத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ணப்படுத்த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ணமடைவ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ணமாக்கத்தக்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ணமிக்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ண்டி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தத்த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திக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திங்க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தித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திர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த்தப்ப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த்திரும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ன்றி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ன்றியிர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ன்று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ப்ப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ப்பை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மட்டல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மட்டு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ய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ரல்வள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ரல்வழைய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ருடா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ருடாக்க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ருட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ருடாயிர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ருடாயிருப்ப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ருட்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றட்ட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றிக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றிக்கா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றிக்கின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றித்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றித்திருக்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றித்து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றிப்பதற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றிய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றுக்கி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றுந்தாட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ற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றைக்கப்பட்ட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றைபாட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றைப்பதற்க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றையட்ட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றைவத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றைவா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றைவ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றைவா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றைவுள்ள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ற்றங்கள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ற்ற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லத்த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லத்திற்க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லத்தைய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ல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லுக்கு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லுங்குவ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ளிப்பாட்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ளியலற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ளோரோ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ழ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ழந்தைகள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ழந்தைகளுக்க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ழந்தைகள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ழந்தைக்க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ழந்தைக்க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ழந்தைத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ழந்தை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ழந்தையை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ழப்பமான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ழப்ப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ழம்ப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ழ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ழுச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ழுவைச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ுஷிப்படுத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ூட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ூடார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ூடியதா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ூடியதா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ூ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ூடு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ூட்ட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3">
          <table:table-cell office:value-type="string">
            <text:p>கூட்டு(முறிவ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ூப்பிட்டு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ூரநெ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ெ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ெட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ெட்டவ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ெட்டுக்கொண்டிருக்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ெட்டுப்போ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ெண்ட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ே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ேட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ே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ேட்கப்படுகின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ேட்கப்பட்டிர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ேட்காம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ேட்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ேட்டிரா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ேட்டுணர்தலுக்க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ேலிய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ேளா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ேளுங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ேள்வி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ேள்விப்ப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ைகள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ை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ைக்க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ைக்குட்டை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ைப்புநீ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ையின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ைய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ைய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ைவிர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ச்சையான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ஞ்ச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ஞ்ச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டு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டுதியா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டுப்பத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டுப்பதைக்குறிக்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டுர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ட்டி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ட்டிவிடு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ட்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ட்டு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ட்டைப்பகுத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ண்டாடு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ண்டாடுதல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ண்டாடுவ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ண்டாட்ட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ண்டிருக்கின்ற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ண்டிருக்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ண்டிருப்ப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ண்டேயிருந்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ன்றவ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ன்றுவிடுவத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ப்புள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ப்புள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ப்புள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யினாமருந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றட்ட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லைக்குற்ற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லையாள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ள்கின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ள்கின்ற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ள்கிறவர்களுக்க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ள்ளப்பட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ள்ளப்படா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ள்ளப்படுகின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ள்ளப்படுமான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ள்ளப்பட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ள்ளவ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ள்ளாதவ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ள்ளாம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ள்ளுமிட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ள்ள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ள்ள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ள்வத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ள்வ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ழுத்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ொழுப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ோ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ோப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ோபமாகவோ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ோரம்பாய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ோர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ோளா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ோளாற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ோளாற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ோழ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்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்க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்காமலிருத்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்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்குறையின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க்க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க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கவீ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க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கிக்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கிக்க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கித்துக்கொ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ங்கதிகள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டங்க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டங்குகள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டங்குகள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டங்கு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டங்கைக்குறிக்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டிளவாநளள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ண்டைக்கா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ண்டையிட்டுக்கொண்டே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தைப்பற்ற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ந்தத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ந்திப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ந்திரரோக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பலசித்த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பலபிறவ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ப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ப்தங்கள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ப்தங்கள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ப்தத்த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ப்தத்த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ப்தமற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ப்தம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ப்த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ப்தமிட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மாதனாம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மாத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மாதிக்க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மாதிவாசக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மீபமாயிருப்ப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மூ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மூகங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3">
          <table:table-cell office:value-type="string">
            <text:p>சம்பத்தினை)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ம்பந்தபட்ட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ம்பந்தப்படுகின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ம்மதிப்பத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யனை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ரசமா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லிப்படைந்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லிப்படையச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வக்கிடங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வங்கிடங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வர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ாகப்போக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ா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ாட்சிய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ாண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ாதகமாக்கப்பட்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ாந்த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ாப்பிடப்பட்ட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ாப்பிடப்பட்டுள்ள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ாப்பி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ாம்பல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ாய்த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ாரங்கள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ாறு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ாலைய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ாவ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ாவ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ாவு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ிகப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ிகிச்சைக்க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ிகிச்சை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ிகிச்சைக்குறி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ிகிச்சை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ிகிச்சையாள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ிகிச்சைய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ிகிச்சைய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ிக்கன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ிச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ிசுக்கொல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ிணுங்க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ித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ிதைந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ிதைவுற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ித்திரவத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ிந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ிந்துவதற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ிமிட்டு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ிரங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ிர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ிறப்பியல்பாகவுள்ள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ிறப்புகள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ிறிதாகவோ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ிறுகுட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ிறுநீரகக்க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ிறுநீரகங்கள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ிறுநீரகங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ிறுநீரக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ிறுநீர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ிறுநீர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ிறுநீர்ப்பிற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ிறுநீர்ப்பைகள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ிறுபையன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ிறுவ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ிலரு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ிலவற்ற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ிலுவையிலிருந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ிவந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ிவப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ிவற்றை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ீட்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ீதன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ீமாட்ட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ீமாட்டி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ீமான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ீராட்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ீர்குலைவ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ீற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ீழ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ீவ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கத்திற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கத்த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கமற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கமற்றிர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கமற்ற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கமற்றுணர்வ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கமா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கமாகு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கமாக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க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கவீ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கவீனத்த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ட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டப்பட்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ட்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ண்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ண்டுக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ண்டுவிர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த்தப்படுத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த்தமா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த்த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மக்கப்படு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யாதீனமற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ரண்ட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ரந்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ரந்துவி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ரப்புகள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ருக்கம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ருக்க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ருக்க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ருங்குதல்கள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ருங்குவ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ருட்ட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ற்றி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ற்றிப்பா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ற்றுத்துண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ற்ற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ளிப்ப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ழற்ச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வாச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வாச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வாசக்குழல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வாசிக்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வாசித்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வாசிப்ப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வாசிப்ப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ுவைய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ெடிகள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ெடிகளுக்க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ெடி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ெத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ெத்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ெத்துப்போ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ெயற்க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ெயல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ெயல்காடு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ெயல்பா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3">
          <table:table-cell office:value-type="string">
            <text:p>செய்(வதற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ெய்கிற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ெய்கிறவ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ெய்கிறவர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ெய்கைள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ெய்தவ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ெய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ெய்பவ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ெய்முறையைக்குறிக்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ெய்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ெய்யப்ப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ெய்யப்படுகின்ற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ெய்யப்பட்டவ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ெய்யப்பட்டவைகள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ெய்யாம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ெய்யும்பெட்ட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ெய்வத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ெய்வது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ெய்வதைக்குறிக்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ெய்வார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ெலுத்தப்பட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ெலுத்தப்பட்டுள்ள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ெ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ெல்லா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ெல்ல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ெல்வதற்க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ெல்வ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ெல்வ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ெவிட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ெவிடா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ெவிடாக்கப்பட்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ெவிப்பற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ெவ்விந்தி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ேகா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ேத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ேமிக்கப்படுகிறத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ேமிப்ப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ேரா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ேருகின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ேர்க்கப்படுகின்ற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ேர்க்கவ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ேர்க்கைய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ேர்த்துக்கொள்ளவ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ேர்மான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ேவக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ைகை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ொகுச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ொகுச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ொந்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ொந்த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ொறி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ோதனைசால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ோதனைச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ோம்பேறியாயிர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ோர்வடைந்திருக்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ோர்வடை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ௌகா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்சலட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ச்சல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ஜனங்கள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ஜனங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ஜனத்தொக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ஜன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ஜுரத்த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ஜுரநில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ஜெப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ஜெர்ம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ஜெல்ல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ஞாபகச்சின்ன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ஞாபகத்த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டடிடிபநச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டபக்கென்ற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ட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ட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டாம்பீ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டாம்பீக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டிஇமனிதத்தன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டிசமயசஇ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டிய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டு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டுநரமநஅயைஇ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ட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டுரஅ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டுவைவடந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டெர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டைஇ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டைபாயி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டையேயுள்ள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டைலின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டோல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கசக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கன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கா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காப்புணர்ச்ச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ங்களைத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சைகள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சைகள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சைப்பற்ற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டங்க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டங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டவ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டவு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டவுபவ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டவைய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டித்திர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டுத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டுப்பதற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டுப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டும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டைசெய்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ட்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ணறவ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ணிக்க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ணிக்கையாள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ண்டுவட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ண்ணீர்கள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ந்த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னக்க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ன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னிப்பட்ட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ன்னைத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ன்மைய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ன்மைய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மனி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மனி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யாராயிருக்க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ர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றித்தல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றிமுடமா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ற்கொல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ற்கொலைசெய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ற்கொலையாள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லைகீழ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லைக்க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லைமுட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லைமே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லையிட்டு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லையைய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லைவ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ளப்பாவ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ளர்ச்சிய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ளர்த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ள்ளப்ப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ள்ளப்பட்ட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ள்ளிவி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ள்ள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ள்ளு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ள்ளுவண்ட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ழும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வ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வழ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விர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வி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ாகவோ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ாகு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ா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ாங்கிக்கொ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ாட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ாட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ாத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ாதியர்கள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ான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ா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ாம்பத்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ாய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ாய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ாலாட்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ாழ்ந்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ிசுக்கள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ிசுக்கள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ிசுக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ிசைய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ிட்டமி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ிணறட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ின்ற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ிமி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ிமிர்வாதத்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ிமிர்வாத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ியாக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ிரவ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ிரவமாயிருப்ப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ிரவ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ிரவியத்த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ிருமணங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ிருமணத்திற்கு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ிருமணத்திற்குள்ளேயுள்ள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ிருமணபூ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ிருமணமாகாதிருப்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ிருமணமாகாமலிருப்ப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ிருமணமாக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ிருமணமாகியிரா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ிருமணமா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ிருமணமாக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ிருமண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ிருமணமானவரா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ிருமத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ிருமுழு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ிரும்ப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ிரும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ிருவாள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ிரே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ிறத்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ிறந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ிறந்துவ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ிளைத்து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ீக்காய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ீண்டத்தகா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ீண்டத்தக்க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ீண்ட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ீபில்மரண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ீயின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ீய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ீர்க்கம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ீர்த்துக்கட்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ீர்த்துவி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ீர்ப்ப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ீர்மான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ீர்மானிக்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ீவிர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ுக்கத்தின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ுடித்துக்கொண்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ுடைத்துப்போ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ுணி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ுணியின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ுணைக்க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ுண்டிக்கப்பட்டு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ுண்டிப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ுன்பப்படுத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ுன்பப்படுத்துகிற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ுன்புறுத்து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ுப்பாக்கியின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ுப்புதல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ுப்பு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ுர்நாற்றங்கள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ுர்நாற்ற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ுர்வாசன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ுர்வாசை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ுறந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ுளையி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ுளையிட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ுளையிட்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ுவ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ூ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ூக்க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ூக்கிலி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ூக்கிலிடுபவ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ூக்க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ூ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ூக்கு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ூங்கியப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ூங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ூண்டிவி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ூண்டுதலைக்குறிக்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ூண்டுவ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ூப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ூய்மைப்படுத்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ூரப்பார்வ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ே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ேகஉறுப்ப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ேகத்தை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ேகநிமைய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ேட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ேநீ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ேன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ே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ேம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ேம்பு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ேய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ேற்றல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ேற்று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ேவைகளை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ைத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ைய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ைராய்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ொகுப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ொகுப்ப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ொங்கவிடு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ொடக்கூடி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ொடமுடியா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ொடு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ொட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ொட்ட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ொண்டைச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ொண்டைப்புண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ொண்டையிலுள்ள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ொண்டைய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ொந்தரவ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ொற்றச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ொலைநோக்க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ொழிலாள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ொழிலாளர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ொழ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ொவித்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ோண்டுபவ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ோற்றங்களுக்க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ோற்ற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ோல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ோலைப்பாதிக்கின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ோலைப்பாதிக்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ோளைய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ோள்பட்டட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ோழ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ோழ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்தறி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்தலைத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்திருக்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்து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த்தைகளுக்க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கங்கள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கர்த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கர்ந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ங்க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சிநள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சு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ஞ்ச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டத்துகிறவ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டத்தையிலோ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டந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டுகால்விர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டுத்தரவியத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டுவய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டுவிர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டைபெறு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டைபெற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டைபெற்ற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ண்ப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ன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ன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பருக்க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பரு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பருட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பரைக்குறிக்கின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பரைய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பர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பா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ம்ம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ம்முடை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ரம்புகளு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ரம்பு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றுமண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றுமண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ற்பண்பின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ற்பண்பின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ற்பண்பின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லமா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வீ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ாகமூட்டக்கூடி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ாக்கின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ா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ாசிகள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ாசித்துவார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ாடி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ாடித்துடிப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ாடித்துடிப்ப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ாடிய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ாட்டவ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ாண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ாண்கள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ாய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ா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ாற்றத்திலிருந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ாற்றம்போ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ாள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ாள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கழ்ச்சிய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ச்சயதார்த்த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ச்சயப்படுத்தா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ச்சய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ச்சயிக்கப்பட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ச்சயிக்கப்பட்டுள்ள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ச்சியிக்கப்பட்டுள்ள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ணநீ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த்திரையா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த்திரைய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னைக்க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னைவற்ற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னைவிட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னைவுடை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புணத்துவ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புணர்கா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மி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யமன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யாய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ர்ணயிப்பதற்க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றத்த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ற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றுத்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றுத்த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றுத்த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றுத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றுத்துவதற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றுத்துவ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றுத்துவதைய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ற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றைந்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றைந்திருப்ப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றைய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றைவ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றைவேற்றியவ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றைவேற்ற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றைவேற்ற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லவர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லவற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லவ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லைகள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லை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3">
          <table:table-cell office:value-type="string">
            <text:p>நிலைக்குமிடையே)யுள்ள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லைத்து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லைமைமைய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லைமை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லையற்ற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லைய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லைய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லைவரப்ப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ழல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வாரண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வாரண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ிவிர்த்த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ீக்கு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ீக்க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ீட்ட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ீட்ட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ீண்ட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ீதிமன்ற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ீராகு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ீரா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ீர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ீர்ப்ப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ீர்மூலமா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ீர்வி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ீள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ுட்பம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ுண்நோக்க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ுன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ுனித்தோ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ுனிப்பு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ுரளவயஉ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ுரையீரல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ுழைய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ெசஇ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ெத்தி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ெருங்கி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ெறிதவறி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ெறியற்று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ெற்றியிலிருந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ேய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ேரத்த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ொண்ட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ொண்டிக்க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ொண்டியாயிர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ொண்டியாயிருக்க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ொண்டியாயிருப்ப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ொண்டியாவதற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ொறுங்கு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ொறுங்கு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ோக்க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ோக்கி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ோ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ோக்குதல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ோட்ட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ோயட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ோயாக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ோயாளிகள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ோயாளிக்க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ோயாளிய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ோயிலிருந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ோயில்லாம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ோயுடை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ோயுறுதலு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ோயுற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ோயுற்றவரைய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ோய்கள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ோய்கள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ோய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ோவ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ௌ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ந்துவிட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னச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ன்றுமே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ன்ற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குதிகள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குதிகளிலுள்ள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குதிகளுக்க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குதிகளை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குதிக்க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குதிய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குதிய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குதிய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குதியைய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கைவ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க்கவா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க்குவத்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சியுற்றிருப்ப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ஞ்ச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டத்தையோ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டபட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டபடத்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ட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டா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டித்துண்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டிந்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டிப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ட்டினியாயிர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ணக்கார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ண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தங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தைபத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த்திர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ந்தக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ந்த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ந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னங்கொட்ட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யன்படுத்தப்பட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3">
          <table:table-cell office:value-type="string">
            <text:p>பயன்படுத்தவும்.<text:tab/>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3">
          <table:table-cell office:value-type="string">
            <text:p>பயன்படுத்தவும்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யன்படுத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யன்பட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யன்பா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யன்பாட்ட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யிற்ச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யிற்றுவ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யிற்றுவிப்ப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ர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ரட்ட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ரப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ரப்புச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ராக்கிரம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ர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3">
          <table:table-cell office:value-type="string">
            <text:p>பரு.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ருத்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ருவ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ருவத்திற்க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ருவமானவ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றக்க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ற்கள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ற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ற்பல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ற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ற்றிய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ல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லகா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லத்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ல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ல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லவீனப்பட்ட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லவீன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லவீனமாயிருக்க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ல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ல்லின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ள்ள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ள்ளிபெண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ழக்க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ழ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ழுத்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ழுப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ழை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கங்கள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ங்கற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டுபடுத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டுவ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ண்ட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தங்களுக்க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தத்திற்க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திக்கப்பட்டோர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திக்கப்பட்டோ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துகாக்கப்படு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துகாக்கப்பட்ட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துகாப்பதற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தைய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த்திர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ம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ம்புகட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ம்புக்கட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ம்புக்கடிய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ய்ந்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ர்க்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ர்க்கப்படுகின்ற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ர்க்கமுடியாம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ர்க்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ர்த்தல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ர்த்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ர்த்து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ர்த்துக்கொ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ர்வைக்க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ர்வையற்றிர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ர்வையற்றிருக்க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ர்வையற்றிருப்ப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ர்வையளிப்பவ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ர்வையாள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ர்வையுள்ள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ர்வைய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ர்வையோடிர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லினச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லின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லுணர்ச்ச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லுணர்வ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லுணர்வ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லுணர்வ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லுறவைத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வன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ாவ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சாக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சாச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சாசுகள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டா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ட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டித்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டிப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டுங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ணத்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ணத்தைக்குறிக்கின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ணையறுப்பட்ட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தற்ற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துங்கி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த்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த்தநீர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த்தநீர்ப்பைய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த்தப்ப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ன்னந்தல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ன்படுத்தப்பட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ன்பற்ற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ரகடன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ரகாச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ரசவத்த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ரசவமா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ரசவமாகு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ரசவிப்பதற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ரச்சினை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ரத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ரதேச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ரத்தியோக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ரத்யே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ரத்யோக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ரயத்தன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ரயமாக்கப்பட்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ரயோக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ரயோக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ரயோகிப்ப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ரயோசிப்பதற்க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ரேதக்குழ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ரேதத்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றக்கா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றக்க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றந்தி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றந்திருத்தல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றந்திருப்ப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றந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றந்துள்ள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றப்பித்தற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றப்பு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றப்பு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றப்ப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றவ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றவிக்கோளாற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ற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ல்கட்ட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ளந்தக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ள்ள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ிழைப்புக்க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ீச்சியட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ீச்ச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ீறிடு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ீறிட்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ுகலிட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ுகழ்ந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ுஜத்தைய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ுணர்ச்ச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ுண்ண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ுதைகுழ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ுதைக்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ுதைப்பதைத்தவிர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ுத்த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ுத்தியுடை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ுன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ுருக்க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ுருவங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ுருவ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ுர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ுறக்கண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ுறக்கணிக்கப்பட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ுறம்ப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ுறம்பா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ுற்றுநோய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ுலம்பு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ு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ுள்ள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ுள்ளிகள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ுழ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ுஷ்டிய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ுஸ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ூ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ூங்கொத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ூச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ூச்சிக்கொல்ல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ூட்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ூ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ூதஉட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ூத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ூன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ூமிக்கடியிலுள்ள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ூரணமாகாம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ூரண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ண்இன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ண்கள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ண்கள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ண்குள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ண்டி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ண்ணின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ண்ணிற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ண்ணு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ண்ண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ண்ணைக்குறிக்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ண்தன்மைய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ண்பித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ண்புணர்ச்சிக்கா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ண்போன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ண்ம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ன்சிலின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ய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ரு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ருங்குடல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ருத்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ருமட்டத்தனமற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ருமுழக்க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ருமூச்ச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ருமூச்சுஎற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ருமூச்செறி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ருமையற்றவன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3">
          <table:table-cell office:value-type="string">
            <text:p>பெரும்(காய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ரும்புகழ்ச்ச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ரும்புன்னக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ருவிர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றச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றுவ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ற்றிரா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ற்றிராத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ற்றிராமையின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ற்றிருத்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ற்றிருந்தமை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ற்றெடுக்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ற்றெடுப்பத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ற்றேயிரா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லனற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லவீனத்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லவீன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ெலவீன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ே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ேசாதிர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ேசு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ேச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ேசுவ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ேச்சு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ேண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ேய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ேய்பிடித்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ேரங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ேரப்பேச்சுகள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ேழ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ைத்தியகார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ைத்தியக்கார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ைத்தியமா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ைத்திய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ைத்திய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ைத்திய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ொசு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ொட்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ொ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ொ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ொம்ப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ொரு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ொருட்களுக்க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ொருட்களை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ொருத்த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ொருத்துகிறவ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ொருந்தாதத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ொருப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ொருப்பெடுக்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ொருளின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ொருள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ொருள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ொறுப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ொறுப்பெடுப்ப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ோகச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ோ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ோக்க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ோக்குவ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ோத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ோதித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ோதுள்ள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ோதே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ோத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ோயி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ோயிர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ோல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ோல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ோ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ோஷ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ோஷன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ோஷ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்ப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்பத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ப்பூ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க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களி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காதமன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கிழ்வற்றிருப்பாயான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க்களைச்கொல்லுவ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ங்கல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ங்கைய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ஜ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டங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டல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ட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ட்டங்கள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ட்ட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ட்ட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ண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ண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ணப்பெண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ணப்பெண்ண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ணமக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ணமற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ணமாகா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ணமானவாள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ணமுறிவானவ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ணிஅட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ணிக்கட்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ண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ண்டலத்திற்க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ண்ணுக்கு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திப்ப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னஅதிர்ச்ச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னக்கிலேச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னநிலைப்பலவீன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னபேதலிப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னிததன்மையற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னிதத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னிதத்தன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னித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னிதன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னிதன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னிதனுடை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னித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னுதார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னுஷ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னைவியிடையேயுள்ள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னைவிய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னோ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னோதத்துவ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னோபல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னோவியாதி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யக்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யக்கமா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யங்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ய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ய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யித்தவர்களுக்க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யிருள்ள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யிர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யிர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யிர்பற்றி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ரணத்தருவாய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ரணத்திற்குட்ப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ரணத்த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ரணத்து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ரணத்த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ரணப்பாட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ரணமட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ரணமடையசெய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ரத்தால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ரத்து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ரத்துப்போ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ராமா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ருத்தாள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ருத்துவச்ச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ருத்துவமைய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ருந்தகப்பெட்ட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ருந்தக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ருந்தின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ருந்தியதற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ருந்திற்கு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ருந்துகள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ருந்துக்க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ருந்த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றக்கட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றத்து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றுப்பாட்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றைத்து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றைந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றைந்துவி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றைவ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ற்றவைகள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ற்றெ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லகல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லக்குட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லச்சிக்கல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லச்சிக்க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லஜல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லத்த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லத்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லை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லோ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ல்குவ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ல்ல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ழலை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ாணவ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ாதர்வித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ாதாந்திர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ா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ாதுக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ாதுவ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ானிட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ான்வண்ண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ாபெர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ாமிச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ாயிர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ா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ார்அட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ார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ார்புடையோ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ாறிவி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ாறுவ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ாற்ற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ாற்றுமருந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ாவு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ிகச்சிறி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ிகுந்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ிருகங்களுக்க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ிருகங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ிருகத்தன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ிருகத்த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ிருகத்திற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ிருகத்தோடுள்ள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ீச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ீத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கத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கமயி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க்கா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க்குழந்தை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டக்குவாதத்த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டக்குவாத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டங்க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டங்கி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டங்கியிருத்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டமாகி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டமா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டமாயிர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ட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டித்துவி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டிந்த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டிந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டியவில்ல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டியாம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டியாம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டிய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டிவடை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டிவ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டிவ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டிவுகட்டுவ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டிவுக்கட்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ட்டா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ட்டுத்தட்ட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ட்டைவிட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ண்டத்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தன்முறைய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த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தல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தி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தியவ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தியவர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தியோ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திராதிர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திர்ச்ச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திர்ச்சியட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திர்ச்சியாயிருப்ப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திர்ந்தி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திர்ந்திருப்ப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திர்ந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துக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தும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துமையாகு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துமையாக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துமையின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த்த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த்த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த்திர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த்திரையிடுவதற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த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னுக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ன்னத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ன்ன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ன்னேற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ரட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ரட்டுப்பெண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றயளா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றிக்க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றி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றிய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றிவா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றிவ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றுமுறுத்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றைகள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றைத்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றைத்து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றையற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ற்றில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ளித்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ள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ளைபாதிப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ழக்க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ழங்காலு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ழுவதும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ுஷ்ட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ூக்கின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ூக்கிலிருந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ூக்குச்சள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ூக்க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ூக்கை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ூச்சடைப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ூச்சுத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ூச்சுத்திணறட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ூச்சுநெறிப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ூச்சுவாங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ூச்சுவிட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ூச்சுவி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ூச்செறி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ூச்சைஅட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ூ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ூடு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ூட்ட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ூட்டு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ூதாட்ட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ூத்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ூன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ூன்ற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ூப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ூலிகை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ூழ்கட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ூழ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ெதுவ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ென்மைய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ெலிந்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ெழுக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ே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ேட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ேட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ேய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ேற்பார்வ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ேற்புற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ேலஇ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ேல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ேல்க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ேல்வாய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ைய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ொட்டைய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ொழிமரபு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ோக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3">
          <table:table-cell office:value-type="string">
            <text:p>மோசமான(சுளு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ோசமாயிர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ோ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ோதிர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ோதிர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மோப்ப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யஎந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யங்களை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யத்த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யத்த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யமற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யமில்லா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யவரா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யவ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யா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யா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ய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யானைக்க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யாம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யார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யாரென்ற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யாழ்படுத்துவதற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யாவ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யாவ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யிர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யூட்டுவதைக்குறிக்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யைகள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ய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யோ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ரசாய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ரணசிகிச்ச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ரண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ரணிக்கா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ரா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ராணுவ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ராயிர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ரிஇ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ருசிகரமான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ருசிக்கிற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ருசித்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ருசியற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ருசியில்லா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ருசியில்லாம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ருசிய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ரைக்கவன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ரொம்பவ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ரோக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ர்கள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ற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லஇ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லசநவாசரஅஇ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லுயநமலஇ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லுரஅஅலஇ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லுரஉமஇ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ள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ழுடயசஉடிஅயஇ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ழுர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ழ்ந்த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கைகள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கை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சதியற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சிய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சீகா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ட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டிகின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டிவ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டிவத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டிவதைத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டிவமற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டிவ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ட்ட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ந்தவராகுதல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ந்தவர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ந்தவ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யதாகிவி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யதாகுவதற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யதாகுவ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யதினர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யதிற்கேற்ப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யதிலோ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யிறு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யிறு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யிற்றிலுள்ள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யிற்ற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யிற்று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யிற்று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யிற்றுப்போ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யிற்றுவல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யோதிகமா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யோதிக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ரம்புகள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ரவேற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ரா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ருகின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ருடாந்தரம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ருந்துவ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ர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ரைவையோ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றண்டிருக்கிற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ற்புறுத்துவ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ற்றச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ற்றவி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லதுக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லிகள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லி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லிம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லிய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லியின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லியிலிருந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லையின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ல்லமையுள்ள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ளர்ச்சியடையாமலிருப்ப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ளர்த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ளர்ந்துவிட்ட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ளர்ப்ப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ள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ளைக்கப்படும்போ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ளைந்திர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ளையங்களுக்க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ளையங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ளையத்த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ளையா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ளைவ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ளைவுபெருத்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ழக்கங்களுக்க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ழக்கங்களைய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ழக்கங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ழக்கம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ழவழ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ழ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ழிகள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ழிகளைத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ழிகின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கனத்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கன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க்கு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சனை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சனையாக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சனைய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சனைய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சனைவிட்டு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ச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சிக்கப்படுகின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ண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தமாகி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யாடிய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யின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ய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ய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யுவின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யுவ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யைத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யைப்பிள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ய்களின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ய்ந்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ய்வ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ய்வுக்க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ய்வ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ர்ததைகளுக்க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ர்த்த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ர்த்தைகள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ர்த்தைகளுக்குக்க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ர்த்தைகளைய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3">
          <table:table-cell office:value-type="string">
            <text:p>வார்த்தையு[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ர்த்தைய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லிப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லிபனாயிருக்க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லிப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லிப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லிமன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ளிய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ழ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ழ்க்கைச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ழ்க்கையைய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ாழ்வ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கார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க்க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டுத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டுபடுவத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டுபடுவ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ட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டுவார்களென்ற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டுவிக்கப்பட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ட்டவ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ட்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தங்கள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தங்களுக்க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தங்கள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தத்த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த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தைகள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த்தியாசத்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த்தியாச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னர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பசாரக்கார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யர்வை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யர்வைத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யர்வைய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யாகுலப்பட்ட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யாதி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யாதி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யாதிப்பட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யாதிப்பட்டோ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யாதியஸ்த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யாதிய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யாதிய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யாதியாவதற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யாதியிலிருந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யாதிய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ரட்டுபவ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ரலினுடை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ரல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ரல்கள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ருத்தாந்த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ருத்த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ருந்தின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ருந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ருப்ப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ரும்ப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ரும்பியத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ரும்பிய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ரும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ரும்புகின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ரும்புவத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ர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ரோக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ரோதம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றைத்து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ற்றுப்போ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லக்கப்பட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லக்க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லா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ல்ல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ளக்கங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ளக்கு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ளக்குவதற்மூ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ளக்குவதுமேயாக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ளிம்புகள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ளிவெண்படல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ளையாட்டு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ளையா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ளைவ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ழ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ழு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ழுந்துமட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ழ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வர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வ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வாகத்த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வாகரத்த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வாகரத்தானவா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ஷங்கள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ஷத்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ஷநிலைமைகள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ஷமி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ஷமுறிவ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ஷயங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ிஸ்ஸ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ீக்கத்திலிருந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ீக்கத்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ீக்கமாகு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ீக்கம்மேலோங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ீங்க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ீங்கிக்கொண்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ீச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ீசுகின்ற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ீசு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ீண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ீன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ீழ்த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ுபடுத்து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ெ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ெ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ெகுண்ட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ெகுநேரம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ெட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ெட்டியின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ெட்டிவி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ெட்டுடிம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ெந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ெய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ெறுப்படையச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ெறுப்பூட்டு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ெள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ெளித்தள்ள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ெளிப்படையானத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ெளிப்பரவு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ெளிப்புண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ெளிப்பு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ெளியேய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ெளியேற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ெளியேறுத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ேகப்பார்வ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ேசித்தன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ேடிக்க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ேண்டிய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ேண்டியவைகள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ேண்டுவக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ேதனைகள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ேதனை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ேதனைக்குள்ளாக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ேதனைப்படுத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ேதனைய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ேதனையிலிருக்க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ேதனைய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ேறுபடுகின்ற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ேலைகள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ேலையாள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ேலையிலிருக்க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ைக்கப்பட்டிர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ைக்க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ைத்தியத்த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ைத்தியத்த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ைத்தியத்த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ைத்தியர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ைத்தியர்சீட்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ைத்திருப்பதைக்குறிக்கி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ைத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வைப்பதற்க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ஸ்தம்பிக்கச்செய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ஸ்தம்பித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ஸ்த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ஸ்பா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–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‘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“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“,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”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.doc(1)</text:p>
          </table:table-cell>
          <table:table-cell table:number-columns-repeated="2"/>
        </table:table-row>
        <table:table-row table:style-name="ro1">
          <table:table-cell office:value-type="string">
            <text:p><text:s/>ஒர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10.<text:tab/>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2.3.1.<text:tab/>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2.6.4. 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2.7.2.<text:tab/>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hp 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அகராதியில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அசைந்த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அசௌகா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அடைத்த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அடையாளங்கள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அதனால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அதிகமாகுவதைக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அமைதியாக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அமைதியான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அமைப்ப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அர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அறிவிப்ப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அற்ப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அளவ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அளவுகளைக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அழுக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அழுதல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அழைக்கப்படுகிறத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அவசர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அவர்கள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ஆக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ஆச்சா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ஆடைகள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ஆண்மையற்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ஆபத்தான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ஆயத்த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ஆரோக்கியமாக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ஆள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இடத்தைக்குறிக்கி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இதயத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இனப்பெருக்க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இயற்க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இயலாத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இரண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இரண்ட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இரத்தத்தைக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இரவ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இருந்த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இரைந்த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இறக்க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இறுதிச்சடங்க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இல்லாதிருப்பதைக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இல்லாமல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இல்ல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இல்லையா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இள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இழத்தல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இழந்த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உடம்பின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உடலைப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உடல்கள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உடைய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உணர்வைக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உணவுக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உண்டாக்க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உண்டாக்குகி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உண்டாக்கு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உதாரணமாக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உன்னுடைய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உன்ன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உன்னைத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உன்னைத்தானே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உபயோகிக்கவு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உமிழ்வத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உயர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உருண்ட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உறிஞ்ச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உறிஞ்சுதல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உறுதி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உற்பத்தி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உற்றுநோக்குவதைக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ஊட்ட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ஊற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எங்கே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எடுத்துச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எடுப்பதைக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எதிர்ப்பட்ட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என்பதைக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என்பதைக்காட்டுவதற்க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எலும்புக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ஏதாவத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ஏற்படுகி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ஒட்டுக்கேள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ஒன்றைப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ஒப்பந்த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ஒப்பந்த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ஒப்பா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ஒருநபர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ஒருவரைக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ஒருவா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ஒழுங்க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ஒழுங்குபடுத்துதல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ஓ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ஓட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ஓட்ட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ஓட்ட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ஓரக்கண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ஓர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டத்த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ணீர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ண்பார்வ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ண்மணி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தறல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த்தி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யில்லாமல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ர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ருப்ப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ர்ப்பப்ப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ர்ப்பமாக்க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ல்யாண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ளைப்பாக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ழிக்கு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ழிப்பத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ழிப்பதைக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ழிவுப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ழுத்தின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ழுத்த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ழுத்த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ஷ்டமான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ா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ாதால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ாதுகள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ாயக்கட்ட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ாயத்தின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ாயத்திலிருந்த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ாயத்தைக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ாயப்படுத்த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ாயப்பட்டோர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ாயப்பட்டோர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ாயமுற்றே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ாரணமாக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ாரணமான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ாற்ற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ாவல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ி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ிண்ண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ிருமிகள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ுணமாக்க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ுண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ுத்திக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ுத்த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ுருட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ுறி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ுறிப்பாக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ுறுகிய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ுறும்பி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ுறைவதைக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ுறைவ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ுலுக்கல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ுளிர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ுழந்தைக்க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ுழந்தையாயிருக்கு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ுழந்தையில்லாத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ுழாய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ுழி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ுவி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ுஷ்ட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ூடிய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ூவுதல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ேட்கு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ேட்டல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ேட்பதைக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ேட்பவர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ொடி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ொடிய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ொடுக்கப்படுகின்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ொடுத்த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ொட்டாவி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ொண்டாட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ொண்டிருத்தலைக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ொம்ப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ொல்லப்பட்ட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ொல்லுகி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ொல்லுதல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ொல்லுவதைக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ொள்ள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ொள்வதற்க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ொள்வதைக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ோச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ோல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க்க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ச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சக்திவாய்ந்த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சடங்கைக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சத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சப்தமிட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சமூகத்தில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சளி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சளியைக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சவப்பெட்டி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சவ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சிகிச்சையளிக்கப்படுகின்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சிகிச்சையைக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சிரத்சேத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சிறப்பான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சிற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சிறுநீரகக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சிறுநீரகப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சிலவற்றைக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சிலவற்றைப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சீசா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சீரான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சுகக்கேட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சுகவீனமாக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சுகவீனமாயிர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சுகவீன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சும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சுரப்பத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சுருக்க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சுற்றி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சுளுக்க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சுவாசப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சுவாசி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செத்துவிட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செயல்பாடுகளுக்காக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செய்யப்பட்டுள்ள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செய்யு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செய்வதற்க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செலுத்த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செவி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சொறி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சொல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சோகையான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ட்ட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தசைகள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தட்டம்ம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தண்ணீ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தனமான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தன்னைத்தானே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தமனி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தய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தலைவலி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தாக்க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தாங்கள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தியான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திருமணமாகாதவர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திருமணமாகியிருக்கு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தீங்க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தீட்ச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தீட்சையளித்தல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துடிப்ப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துடிப்ப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துடிப்பைக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துணி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துணிகள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துண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துணைய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துன்ப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துப்பாக்கியால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துர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துர்நாற்ற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தேறுதல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தைல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தொடுதல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தொண்ட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தொழ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தோள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த்தல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த்துவிட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நடத்த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ந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நறுமண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நல்ல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நாடி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நா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நாற்காலி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நாற்ற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நாள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நிகழ்ச்சி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நினைவோட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நிர்ணய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நிற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நிறுத்தி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நிலைமைய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நிலைமையைக்குறிக்கி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நிலையின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நீட்ட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நீர்கள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நுகர்தல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நெத்தி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நெறி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நோக்குதல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நோயுற்றே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நோயைக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ந்த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க்கவாட்டில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ங்க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டுகொல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ட்டினி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ரவச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லாத்கார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ல்வலி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ாகங்களுக்காக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ாகத்தின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ாக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ாதத்தின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ாத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ாத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ார்ப்பத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ார்ப்பத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ிடிக்கப்பட்ட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ிடித்த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ிண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ின்பகுதி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ிரசவ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ிரத்யேகமான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ிரத்யோக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ிறப்பிலிருந்த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ிறப்பைக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ிள்ளைகள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ுஜங்கள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ுண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ுதிதாய்ப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ுத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ுதைப்பதற்காக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ுன்னக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ுறப்பாட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ுலன்கள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ுலம்பல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ெண்ணின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ெண்ம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ெண்மைத்தனமான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ெருங்குடல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ெறு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ெற்றிர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ெற்றுள்ள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ெற்றே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ெலவீனமான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ொதுவாக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ொதுவாகவு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ொருட்களைக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ோதல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ோதுமான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ோன்ற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போய்விட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க்களின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டந்த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டி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டிப்ப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டிப்புக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ணமுறிவ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ண்டலத்தின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ண்ட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ன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னம்ப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னிததேகத்தின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னிதன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ரணத்திற்காக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ருத்துவ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லடான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ழல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ாதவிலக்க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ாதி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ாத்திர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ார்பக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ார்பின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ுகத்தின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ுகத்தில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ுகத்தைச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ுகபாவங்கள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ுகவாய்கட்ட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ுடக்க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ுடங்க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ுடமான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ுண்டத்தின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ுண்ட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ுதல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ுதிர்ந்த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ுதுக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ுற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ுறைய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ுழுமையான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ூக்க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ூச்ச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ூட்ட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ூட்டுத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ூலமாக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ூள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ொழிகள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மோசமான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யடி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யவர்கள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யாத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யினால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ரண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ரணி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ர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ருசியாக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ளுநிவரஅ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ட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யதாக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யிற்றே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ரம்ப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ர்க்க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லிகள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ளர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ளரு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ளர்ந்த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ழியாக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ாசனையிலிருந்த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ாசனையைக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ாயைக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ார்த்தைகளில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ார்த்தைகள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ாழ்கி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ிட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ிட்டுவிட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ிதங்களைக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ிதத்தில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ிபசார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ிபத்த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ிபா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ியர்க்க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ியாதியினால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ிரோதமான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ிலக்க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ில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ில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ில்லைகள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ிளக்குவதற்காக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ிழ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ிழுங்க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ிவாக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ிஷ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ிஷங்கள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ிஷத்த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ீ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ீக்கத்த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ீங்கிய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ெட்டி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ெட்டுதல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ெளியாகுதல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ெளியே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ெளிறிய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ேசி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ேர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ைக்க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ைக்கப்பட்டுள்ள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வைத்துக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1">
          <table:table-cell office:value-type="string">
            <text:p>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.doc(2)</text:p>
          </table:table-cell>
          <table:table-cell table:number-columns-repeated="2"/>
        </table:table-row>
        <table:table-row table:style-name="ro2">
          <table:table-cell office:value-type="string">
            <text:p>hP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p, 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அடைப்பு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அதிகம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அநேக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அந்த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அனுசா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அற்பமான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அளவில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அழு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ஆகிய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ஆங்கிலத்தில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ஆராதனை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ஆஸ்பத்தி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இ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இடத்தைக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இடைவேளை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இதயத்தின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இதயம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இமை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இரட்டை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இரத்த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இரத்தப்போக்கு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இருக்கலாம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இருக்கிற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இருக்கும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இலேசான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இழந்த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உடன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உணர்ச்சிகள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உன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உபகரணங்கள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உபயோகிக்கும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உயிர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உருக்குலைந்த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உறவுகளைக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உறுப்பு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உறுப்புகளை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உறுப்புக்களைக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எக்ஸ்ரே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எந்த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என்ன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என்பதை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என்று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எப்படி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எலும்பை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ஏதும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ஏற்றுக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ஒருவடைய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கடினமான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கடுமையான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கருவி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கழிவு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கழுவு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காட்சி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காயத்தை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காலம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கால்கள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கீழ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குடி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குழல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கூ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கெட்ட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கேட்டல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கொலை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கொலைசெய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கொல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கோளாறு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க்கும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சக்தி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சடங்கு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சட்ட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சமமான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சம்பந்தமான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சவக்குழி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சாதனங்கள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சாலை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சி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சிறிய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சிவந்த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சுகம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சுகவீனமாயிருக்கிற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சுரப்பி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சுளி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சுவாசம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செய்வதற்காக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செவிடான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செவிலியர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சேர்த்துக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சேர்ந்த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சோதி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தடை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தயா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தலை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தலையை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தளர்ந்த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திசு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திடமான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திருமணமாகாத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தும்மல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துளி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தொடர்பு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தொழுநோய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தோலின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தோளில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தௌ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நகம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நக்கு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நடுக்கம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நலம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நாண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நிச்சயிக்கப்பட்ட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நிபுணர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நிலைமையக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நிலைமையைக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நிலையம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நிலையிலுள்ள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நிலையைக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நுரையீரல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நொண்டியான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நோயாளி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நோயினால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நோயை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ன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பகுதியாக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படிகள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பயங்கரமான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பாகங்களை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பார்க்கும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பார்ப்பதற்கு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பார்வையற்ற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பாலுறவைக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பிரம்மச்சா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பிறவிக்குறைபாடு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புஜத்தின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பெண்கள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பெயா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பெற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பெற்றெடுப்பதைக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பேச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பை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பையன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போடு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போன்ற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மஞ்சள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மனிதனைக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மருத்துவர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மருந்தின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மருந்தைக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மல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மாம்சம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மிருக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முடியின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முடியைக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முறையைக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முற்றிலுமாக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முழங்கால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முழங்கை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மூக்கில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மூடி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மொழி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யமான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யை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வகுப்பு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வடிதல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வருந்து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வரை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வலியின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வலியைக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வளர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வழவழப்பான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வாய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வார்தைகள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வார்த்தைகளுக்காகவும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வாழ்க்கையின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வாழ்வு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விக்கல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விடுதல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விடுபடு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வியர்த்த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வியர்த்துக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வியர்வையை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வியாதிகளின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வியாதியின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விரலின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விலங்கு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விளக்குகின்ற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விஷத்தின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வெள்ளை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வேலைகள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வைக்கிற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3">
          <table:table-cell office:value-type="string">
            <text:p>்-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.doc(3)</text:p>
          </table:table-cell>
          <table:table-cell table:number-columns-repeated="2"/>
        </table:table-row>
        <table:table-row table:style-name="ro1">
          <table:table-cell office:value-type="string">
            <text:p>அடக்க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அடை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அறிகுறிகள்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அறுவை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அல்ல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இடுப்பு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இயக்கங்களுக்காக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இருமல்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இறக்கம்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ஈரல்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உணவு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உறவு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உறவுகள்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உறுப்பை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ஊனமான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என்றும்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எலும்புகள்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எவ்வாறு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ஒன்று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ஒலி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ஓய்வு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கடி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கட்டு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கணவர்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கண்கள்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கண்ணின்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கருச்சிதைவு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கருத்தா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கலாசாரங்களில்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காதின்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குடல்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குழந்தையின்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கேட்கக்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கைகால்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சப்தத்தைக்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சம்பவம்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செய்தல்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செய்யப்பட்ட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சொத்தை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சோதனை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தன்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தன்னுடைய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தலையின்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தானே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திருமணத்திற்கு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திருமணத்தில்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தொப்புள்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தொற்று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தோலில்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நடத்து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நரம்பு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பராமா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பாலின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பின்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பிரேத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புலம்பு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பெண்ணை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பெற்றெடு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போ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ப்பதைக்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மணம்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மனைவி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மயிர்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மரண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மற்ற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மா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மாதவிடாய்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முத்தமிடு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முனகல்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மூக்கின்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மூலிகை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மெல்லிய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ரத்தின்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வந்த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வயிற்றின்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வயிற்று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வலிப்பு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வாந்தி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வாயின்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வாழ்க்கைத்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விபசா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விவாகரத்து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வெட்டு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வேண்டும்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வேதனையினால்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வைத்திய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வைத்தியம்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.doc(4)</text:p>
          </table:table-cell>
          <table:table-cell table:number-columns-repeated="2"/>
        </table:table-row>
        <table:table-row table:style-name="ro1">
          <table:table-cell office:value-type="string">
            <text:p>i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n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அனைத்து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அளவைக்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இடம்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இரு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இருப்பதைக்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உதடுகளை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உமிழ்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எ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என்ற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ஐப்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ஒவ்வொரு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கண்களை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கண்ணாடி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கண்ணீர்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கனத்த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கவனித்துக்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குறிப்பிட்ட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குழு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கேள்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கொள்ளுதல்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சப்தங்கள்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சுற்று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ஜலம்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ஜுரம்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டி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தொ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தொடு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நபரால்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நேரம்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பற்றி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பல்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பல்லை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புஜம்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புற்று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மனநிலை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மருத்துவ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மூக்கு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மேல்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யம்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ர்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வசதியாக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வயதான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வார்த்தைகளுக்கு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வி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வியாதியை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விளக்குவதற்கு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’ 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.doc(5)</text:p>
          </table:table-cell>
          <table:table-cell table:number-columns-repeated="2"/>
        </table:table-row>
        <table:table-row table:style-name="ro1">
          <table:table-cell office:value-type="string">
            <text:p>அ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omain-2Person.doc(6)</text:p>
          </table:table-cell>
          <table:table-cell table:number-columns-repeated="2"/>
        </table:table-row>
        <table:table-row table:style-name="ro1">
          <table:table-cell office:value-type="string">
            <text:p>அடக்கம்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omain-2Person.doc(6)</text:p>
          </table:table-cell>
          <table:table-cell table:number-columns-repeated="2"/>
        </table:table-row>
        <table:table-row table:style-name="ro1">
          <table:table-cell office:value-type="string">
            <text:p>இனம்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omain-2Person.doc(6)</text:p>
          </table:table-cell>
          <table:table-cell table:number-columns-repeated="2"/>
        </table:table-row>
        <table:table-row table:style-name="ro1">
          <table:table-cell office:value-type="string">
            <text:p>உடலின்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omain-2Person.doc(6)</text:p>
          </table:table-cell>
          <table:table-cell table:number-columns-repeated="2"/>
        </table:table-row>
        <table:table-row table:style-name="ro1">
          <table:table-cell office:value-type="string">
            <text:p>உணர்ச்சி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omain-2Person.doc(6)</text:p>
          </table:table-cell>
          <table:table-cell table:number-columns-repeated="2"/>
        </table:table-row>
        <table:table-row table:style-name="ro1">
          <table:table-cell office:value-type="string">
            <text:p>உணர்வு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omain-2Person.doc(6)</text:p>
          </table:table-cell>
          <table:table-cell table:number-columns-repeated="2"/>
        </table:table-row>
        <table:table-row table:style-name="ro1">
          <table:table-cell office:value-type="string">
            <text:p>உள்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omain-2Person.doc(6)</text:p>
          </table:table-cell>
          <table:table-cell table:number-columns-repeated="2"/>
        </table:table-row>
        <table:table-row table:style-name="ro1">
          <table:table-cell office:value-type="string">
            <text:p>எடு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omain-2Person.doc(6)</text:p>
          </table:table-cell>
          <table:table-cell table:number-columns-repeated="2"/>
        </table:table-row>
        <table:table-row table:style-name="ro1">
          <table:table-cell office:value-type="string">
            <text:p>ஒரே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omain-2Person.doc(6)</text:p>
          </table:table-cell>
          <table:table-cell table:number-columns-repeated="2"/>
        </table:table-row>
        <table:table-row table:style-name="ro1">
          <table:table-cell office:value-type="string">
            <text:p>கழி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omain-2Person.doc(6)</text:p>
          </table:table-cell>
          <table:table-cell table:number-columns-repeated="2"/>
        </table:table-row>
        <table:table-row table:style-name="ro1">
          <table:table-cell office:value-type="string">
            <text:p>குழந்தையைக்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omain-2Person.doc(6)</text:p>
          </table:table-cell>
          <table:table-cell table:number-columns-repeated="2"/>
        </table:table-row>
        <table:table-row table:style-name="ro1">
          <table:table-cell office:value-type="string">
            <text:p>கொடு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omain-2Person.doc(6)</text:p>
          </table:table-cell>
          <table:table-cell table:number-columns-repeated="2"/>
        </table:table-row>
        <table:table-row table:style-name="ro1">
          <table:table-cell office:value-type="string">
            <text:p>கொண்டு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omain-2Person.doc(6)</text:p>
          </table:table-cell>
          <table:table-cell table:number-columns-repeated="2"/>
        </table:table-row>
        <table:table-row table:style-name="ro1">
          <table:table-cell office:value-type="string">
            <text:p>செய்வதைக்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omain-2Person.doc(6)</text:p>
          </table:table-cell>
          <table:table-cell table:number-columns-repeated="2"/>
        </table:table-row>
        <table:table-row table:style-name="ro1">
          <table:table-cell office:value-type="string">
            <text:p>தங்கள்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omain-2Person.doc(6)</text:p>
          </table:table-cell>
          <table:table-cell table:number-columns-repeated="2"/>
        </table:table-row>
        <table:table-row table:style-name="ro1">
          <table:table-cell office:value-type="string">
            <text:p>திருமணம்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omain-2Person.doc(6)</text:p>
          </table:table-cell>
          <table:table-cell table:number-columns-repeated="2"/>
        </table:table-row>
        <table:table-row table:style-name="ro1">
          <table:table-cell office:value-type="string">
            <text:p>தேக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omain-2Person.doc(6)</text:p>
          </table:table-cell>
          <table:table-cell table:number-columns-repeated="2"/>
        </table:table-row>
        <table:table-row table:style-name="ro1">
          <table:table-cell office:value-type="string">
            <text:p>நன்ற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omain-2Person.doc(6)</text:p>
          </table:table-cell>
          <table:table-cell table:number-columns-repeated="2"/>
        </table:table-row>
        <table:table-row table:style-name="ro1">
          <table:table-cell office:value-type="string">
            <text:p>நேரத்தைக்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omain-2Person.doc(6)</text:p>
          </table:table-cell>
          <table:table-cell table:number-columns-repeated="2"/>
        </table:table-row>
        <table:table-row table:style-name="ro1">
          <table:table-cell office:value-type="string">
            <text:p>ந்து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omain-2Person.doc(6)</text:p>
          </table:table-cell>
          <table:table-cell table:number-columns-repeated="2"/>
        </table:table-row>
        <table:table-row table:style-name="ro1">
          <table:table-cell office:value-type="string">
            <text:p>ன்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omain-2Person.doc(6)</text:p>
          </table:table-cell>
          <table:table-cell table:number-columns-repeated="2"/>
        </table:table-row>
        <table:table-row table:style-name="ro1">
          <table:table-cell office:value-type="string">
            <text:p>பகுதிகள்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omain-2Person.doc(6)</text:p>
          </table:table-cell>
          <table:table-cell table:number-columns-repeated="2"/>
        </table:table-row>
        <table:table-row table:style-name="ro1">
          <table:table-cell office:value-type="string">
            <text:p>பார்ப்பதைக்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omain-2Person.doc(6)</text:p>
          </table:table-cell>
          <table:table-cell table:number-columns-repeated="2"/>
        </table:table-row>
        <table:table-row table:style-name="ro1">
          <table:table-cell office:value-type="string">
            <text:p>பாலியலாக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omain-2Person.doc(6)</text:p>
          </table:table-cell>
          <table:table-cell table:number-columns-repeated="2"/>
        </table:table-row>
        <table:table-row table:style-name="ro1">
          <table:table-cell office:value-type="string">
            <text:p>பாலுறவு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omain-2Person.doc(6)</text:p>
          </table:table-cell>
          <table:table-cell table:number-columns-repeated="2"/>
        </table:table-row>
        <table:table-row table:style-name="ro1">
          <table:table-cell office:value-type="string">
            <text:p>போது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omain-2Person.doc(6)</text:p>
          </table:table-cell>
          <table:table-cell table:number-columns-repeated="2"/>
        </table:table-row>
        <table:table-row table:style-name="ro1">
          <table:table-cell office:value-type="string">
            <text:p>போன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omain-2Person.doc(6)</text:p>
          </table:table-cell>
          <table:table-cell table:number-columns-repeated="2"/>
        </table:table-row>
        <table:table-row table:style-name="ro1">
          <table:table-cell office:value-type="string">
            <text:p>முடி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omain-2Person.doc(6)</text:p>
          </table:table-cell>
          <table:table-cell table:number-columns-repeated="2"/>
        </table:table-row>
        <table:table-row table:style-name="ro1">
          <table:table-cell office:value-type="string">
            <text:p>ர்கள்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omain-2Person.doc(6)</text:p>
          </table:table-cell>
          <table:table-cell table:number-columns-repeated="2"/>
        </table:table-row>
        <table:table-row table:style-name="ro1">
          <table:table-cell office:value-type="string">
            <text:p>வா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omain-2Person.doc(6)</text:p>
          </table:table-cell>
          <table:table-cell table:number-columns-repeated="2"/>
        </table:table-row>
        <table:table-row table:style-name="ro1">
          <table:table-cell office:value-type="string">
            <text:p>வாசைன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omain-2Person.doc(6)</text:p>
          </table:table-cell>
          <table:table-cell table:number-columns-repeated="2"/>
        </table:table-row>
        <table:table-row table:style-name="ro1">
          <table:table-cell office:value-type="string">
            <text:p>விரல்கள்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omain-2Person.doc(6)</text:p>
          </table:table-cell>
          <table:table-cell table:number-columns-repeated="2"/>
        </table:table-row>
        <table:table-row table:style-name="ro1">
          <table:table-cell office:value-type="string">
            <text:p>வைத்தியர்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omain-2Person.doc(6)</text:p>
          </table:table-cell>
          <table:table-cell table:number-columns-repeated="2"/>
        </table:table-row>
        <table:table-row table:style-name="ro1">
          <table:table-cell office:value-type="string">
            <text:p>வௌ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omain-2Person.doc(6)</text:p>
          </table:table-cell>
          <table:table-cell table:number-columns-repeated="2"/>
        </table:table-row>
        <table:table-row table:style-name="ro1">
          <table:table-cell office:value-type="string">
            <text:p>‘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omain-2Person.doc(6)</text:p>
          </table:table-cell>
          <table:table-cell table:number-columns-repeated="2"/>
        </table:table-row>
        <table:table-row table:style-name="ro1">
          <table:table-cell office:value-type="string">
            <text:p>அறை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omain-2Person.doc(7)</text:p>
          </table:table-cell>
          <table:table-cell table:number-columns-repeated="2"/>
        </table:table-row>
        <table:table-row table:style-name="ro1">
          <table:table-cell office:value-type="string">
            <text:p>ஒருவரை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omain-2Person.doc(7)</text:p>
          </table:table-cell>
          <table:table-cell table:number-columns-repeated="2"/>
        </table:table-row>
        <table:table-row table:style-name="ro1">
          <table:table-cell office:value-type="string">
            <text:p>கண்ணாடிகள்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omain-2Person.doc(7)</text:p>
          </table:table-cell>
          <table:table-cell table:number-columns-repeated="2"/>
        </table:table-row>
        <table:table-row table:style-name="ro1">
          <table:table-cell office:value-type="string">
            <text:p>காயம்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omain-2Person.doc(7)</text:p>
          </table:table-cell>
          <table:table-cell table:number-columns-repeated="2"/>
        </table:table-row>
        <table:table-row table:style-name="ro1">
          <table:table-cell office:value-type="string">
            <text:p>குறிக்கும்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omain-2Person.doc(7)</text:p>
          </table:table-cell>
          <table:table-cell table:number-columns-repeated="2"/>
        </table:table-row>
        <table:table-row table:style-name="ro1">
          <table:table-cell office:value-type="string">
            <text:p>கேட்க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omain-2Person.doc(7)</text:p>
          </table:table-cell>
          <table:table-cell table:number-columns-repeated="2"/>
        </table:table-row>
        <table:table-row table:style-name="ro1">
          <table:table-cell office:value-type="string">
            <text:p>திருமணத்தை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omain-2Person.doc(7)</text:p>
          </table:table-cell>
          <table:table-cell table:number-columns-repeated="2"/>
        </table:table-row>
        <table:table-row table:style-name="ro1">
          <table:table-cell office:value-type="string">
            <text:p>துக்கம்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omain-2Person.doc(7)</text:p>
          </table:table-cell>
          <table:table-cell table:number-columns-repeated="2"/>
        </table:table-row>
        <table:table-row table:style-name="ro1">
          <table:table-cell office:value-type="string">
            <text:p>நபரைக்குறிக்கிற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omain-2Person.doc(7)</text:p>
          </table:table-cell>
          <table:table-cell table:number-columns-repeated="2"/>
        </table:table-row>
        <table:table-row table:style-name="ro1">
          <table:table-cell office:value-type="string">
            <text:p>நீர்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omain-2Person.doc(7)</text:p>
          </table:table-cell>
          <table:table-cell table:number-columns-repeated="2"/>
        </table:table-row>
        <table:table-row table:style-name="ro1">
          <table:table-cell office:value-type="string">
            <text:p>பருவம்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omain-2Person.doc(7)</text:p>
          </table:table-cell>
          <table:table-cell table:number-columns-repeated="2"/>
        </table:table-row>
        <table:table-row table:style-name="ro1">
          <table:table-cell office:value-type="string">
            <text:p>பா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omain-2Person.doc(7)</text:p>
          </table:table-cell>
          <table:table-cell table:number-columns-repeated="2"/>
        </table:table-row>
        <table:table-row table:style-name="ro1">
          <table:table-cell office:value-type="string">
            <text:p>ப்பு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omain-2Person.doc(7)</text:p>
          </table:table-cell>
          <table:table-cell table:number-columns-repeated="2"/>
        </table:table-row>
        <table:table-row table:style-name="ro1">
          <table:table-cell office:value-type="string">
            <text:p>மரணம்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omain-2Person.doc(7)</text:p>
          </table:table-cell>
          <table:table-cell table:number-columns-repeated="2"/>
        </table:table-row>
        <table:table-row table:style-name="ro1">
          <table:table-cell office:value-type="string">
            <text:p>மலம்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omain-2Person.doc(7)</text:p>
          </table:table-cell>
          <table:table-cell table:number-columns-repeated="2"/>
        </table:table-row>
        <table:table-row table:style-name="ro1">
          <table:table-cell office:value-type="string">
            <text:p>முகம்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omain-2Person.doc(7)</text:p>
          </table:table-cell>
          <table:table-cell table:number-columns-repeated="2"/>
        </table:table-row>
        <table:table-row table:style-name="ro1">
          <table:table-cell office:value-type="string">
            <text:p>முன்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omain-2Person.doc(7)</text:p>
          </table:table-cell>
          <table:table-cell table:number-columns-repeated="2"/>
        </table:table-row>
        <table:table-row table:style-name="ro1">
          <table:table-cell office:value-type="string">
            <text:p>ருசி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omain-2Person.doc(7)</text:p>
          </table:table-cell>
          <table:table-cell table:number-columns-repeated="2"/>
        </table:table-row>
        <table:table-row table:style-name="ro1">
          <table:table-cell office:value-type="string">
            <text:p>வியர்வை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omain-2Person.doc(7)</text:p>
          </table:table-cell>
          <table:table-cell table:number-columns-repeated="2"/>
        </table:table-row>
        <table:table-row table:style-name="ro1">
          <table:table-cell office:value-type="string">
            <text:p>9.<text:tab/>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Domain-2Person.doc(8)</text:p>
          </table:table-cell>
          <table:table-cell table:number-columns-repeated="2"/>
        </table:table-row>
        <table:table-row table:style-name="ro1">
          <table:table-cell office:value-type="string">
            <text:p>இழ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Domain-2Person.doc(8)</text:p>
          </table:table-cell>
          <table:table-cell table:number-columns-repeated="2"/>
        </table:table-row>
        <table:table-row table:style-name="ro1">
          <table:table-cell office:value-type="string">
            <text:p>உடலை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Domain-2Person.doc(8)</text:p>
          </table:table-cell>
          <table:table-cell table:number-columns-repeated="2"/>
        </table:table-row>
        <table:table-row table:style-name="ro1">
          <table:table-cell office:value-type="string">
            <text:p>காய்ச்சல்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Domain-2Person.doc(8)</text:p>
          </table:table-cell>
          <table:table-cell table:number-columns-repeated="2"/>
        </table:table-row>
        <table:table-row table:style-name="ro1">
          <table:table-cell office:value-type="string">
            <text:p>குழந்தையை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Domain-2Person.doc(8)</text:p>
          </table:table-cell>
          <table:table-cell table:number-columns-repeated="2"/>
        </table:table-row>
        <table:table-row table:style-name="ro1">
          <table:table-cell office:value-type="string">
            <text:p>சா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Domain-2Person.doc(8)</text:p>
          </table:table-cell>
          <table:table-cell table:number-columns-repeated="2"/>
        </table:table-row>
        <table:table-row table:style-name="ro1">
          <table:table-cell office:value-type="string">
            <text:p>தசை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Domain-2Person.doc(8)</text:p>
          </table:table-cell>
          <table:table-cell table:number-columns-repeated="2"/>
        </table:table-row>
        <table:table-row table:style-name="ro1">
          <table:table-cell office:value-type="string">
            <text:p>நிலைமை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Domain-2Person.doc(8)</text:p>
          </table:table-cell>
          <table:table-cell table:number-columns-repeated="2"/>
        </table:table-row>
        <table:table-row table:style-name="ro1">
          <table:table-cell office:value-type="string">
            <text:p>பாரம்பா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Domain-2Person.doc(8)</text:p>
          </table:table-cell>
          <table:table-cell table:number-columns-repeated="2"/>
        </table:table-row>
        <table:table-row table:style-name="ro1">
          <table:table-cell office:value-type="string">
            <text:p>பால்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Domain-2Person.doc(8)</text:p>
          </table:table-cell>
          <table:table-cell table:number-columns-repeated="2"/>
        </table:table-row>
        <table:table-row table:style-name="ro1">
          <table:table-cell office:value-type="string">
            <text:p>பி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Domain-2Person.doc(8)</text:p>
          </table:table-cell>
          <table:table-cell table:number-columns-repeated="2"/>
        </table:table-row>
        <table:table-row table:style-name="ro1">
          <table:table-cell office:value-type="string">
            <text:p>வேறு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Domain-2Person.doc(8)</text:p>
          </table:table-cell>
          <table:table-cell table:number-columns-repeated="2"/>
        </table:table-row>
        <table:table-row table:style-name="ro1">
          <table:table-cell office:value-type="string">
            <text:p>hp, 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Domain-2Person.doc(9)</text:p>
          </table:table-cell>
          <table:table-cell table:number-columns-repeated="2"/>
        </table:table-row>
        <table:table-row table:style-name="ro1">
          <table:table-cell office:value-type="string">
            <text:p>இன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Domain-2Person.doc(9)</text:p>
          </table:table-cell>
          <table:table-cell table:number-columns-repeated="2"/>
        </table:table-row>
        <table:table-row table:style-name="ro1">
          <table:table-cell office:value-type="string">
            <text:p>உறுப்புகள்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Domain-2Person.doc(9)</text:p>
          </table:table-cell>
          <table:table-cell table:number-columns-repeated="2"/>
        </table:table-row>
        <table:table-row table:style-name="ro1">
          <table:table-cell office:value-type="string">
            <text:p>கை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Domain-2Person.doc(9)</text:p>
          </table:table-cell>
          <table:table-cell table:number-columns-repeated="2"/>
        </table:table-row>
        <table:table-row table:style-name="ro1">
          <table:table-cell office:value-type="string">
            <text:p>நீ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Domain-2Person.doc(9)</text:p>
          </table:table-cell>
          <table:table-cell table:number-columns-repeated="2"/>
        </table:table-row>
        <table:table-row table:style-name="ro1">
          <table:table-cell office:value-type="string">
            <text:p>பகுதி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Domain-2Person.doc(9)</text:p>
          </table:table-cell>
          <table:table-cell table:number-columns-repeated="2"/>
        </table:table-row>
        <table:table-row table:style-name="ro1">
          <table:table-cell office:value-type="string">
            <text:p>பிறந்த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Domain-2Person.doc(9)</text:p>
          </table:table-cell>
          <table:table-cell table:number-columns-repeated="2"/>
        </table:table-row>
        <table:table-row table:style-name="ro1">
          <table:table-cell office:value-type="string">
            <text:p>மக்களைக்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Domain-2Person.doc(9)</text:p>
          </table:table-cell>
          <table:table-cell table:number-columns-repeated="2"/>
        </table:table-row>
        <table:table-row table:style-name="ro1">
          <table:table-cell office:value-type="string">
            <text:p>மனித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Domain-2Person.doc(9)</text:p>
          </table:table-cell>
          <table:table-cell table:number-columns-repeated="2"/>
        </table:table-row>
        <table:table-row table:style-name="ro1">
          <table:table-cell office:value-type="string">
            <text:p>முடியாத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Domain-2Person.doc(9)</text:p>
          </table:table-cell>
          <table:table-cell table:number-columns-repeated="2"/>
        </table:table-row>
        <table:table-row table:style-name="ro1">
          <table:table-cell office:value-type="string">
            <text:p>வாசனை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Domain-2Person.doc(9)</text:p>
          </table:table-cell>
          <table:table-cell table:number-columns-repeated="2"/>
        </table:table-row>
        <table:table-row table:style-name="ro1">
          <table:table-cell office:value-type="string">
            <text:p>விதங்கள்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Domain-2Person.doc(9)</text:p>
          </table:table-cell>
          <table:table-cell table:number-columns-repeated="2"/>
        </table:table-row>
        <table:table-row table:style-name="ro1">
          <table:table-cell office:value-type="string">
            <text:p>வை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Domain-2Person.doc(9)</text:p>
          </table:table-cell>
          <table:table-cell table:number-columns-repeated="2"/>
        </table:table-row>
        <table:table-row table:style-name="ro1"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Domain-2Person.doc(10)</text:p>
          </table:table-cell>
          <table:table-cell table:number-columns-repeated="2"/>
        </table:table-row>
        <table:table-row table:style-name="ro1">
          <table:table-cell office:value-type="string">
            <text:p>ஒருவர்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Domain-2Person.doc(10)</text:p>
          </table:table-cell>
          <table:table-cell table:number-columns-repeated="2"/>
        </table:table-row>
        <table:table-row table:style-name="ro1">
          <table:table-cell office:value-type="string">
            <text:p>கவனம்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Domain-2Person.doc(10)</text:p>
          </table:table-cell>
          <table:table-cell table:number-columns-repeated="2"/>
        </table:table-row>
        <table:table-row table:style-name="ro1">
          <table:table-cell office:value-type="string">
            <text:p>கால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Domain-2Person.doc(10)</text:p>
          </table:table-cell>
          <table:table-cell table:number-columns-repeated="2"/>
        </table:table-row>
        <table:table-row table:style-name="ro1">
          <table:table-cell office:value-type="string">
            <text:p>சிறுநீர்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Domain-2Person.doc(10)</text:p>
          </table:table-cell>
          <table:table-cell table:number-columns-repeated="2"/>
        </table:table-row>
        <table:table-row table:style-name="ro1">
          <table:table-cell office:value-type="string">
            <text:p>சில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Domain-2Person.doc(10)</text:p>
          </table:table-cell>
          <table:table-cell table:number-columns-repeated="2"/>
        </table:table-row>
        <table:table-row table:style-name="ro1">
          <table:table-cell office:value-type="string">
            <text:p>செய்கிற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Domain-2Person.doc(10)</text:p>
          </table:table-cell>
          <table:table-cell table:number-columns-repeated="2"/>
        </table:table-row>
        <table:table-row table:style-name="ro1">
          <table:table-cell office:value-type="string">
            <text:p>செய்முறையைக்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Domain-2Person.doc(10)</text:p>
          </table:table-cell>
          <table:table-cell table:number-columns-repeated="2"/>
        </table:table-row>
        <table:table-row table:style-name="ro1">
          <table:table-cell office:value-type="string">
            <text:p>நபருடைய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Domain-2Person.doc(10)</text:p>
          </table:table-cell>
          <table:table-cell table:number-columns-repeated="2"/>
        </table:table-row>
        <table:table-row table:style-name="ro1">
          <table:table-cell office:value-type="string">
            <text:p>நிலை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Domain-2Person.doc(10)</text:p>
          </table:table-cell>
          <table:table-cell table:number-columns-repeated="2"/>
        </table:table-row>
        <table:table-row table:style-name="ro1">
          <table:table-cell office:value-type="string">
            <text:p>பார்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Domain-2Person.doc(10)</text:p>
          </table:table-cell>
          <table:table-cell table:number-columns-repeated="2"/>
        </table:table-row>
        <table:table-row table:style-name="ro1">
          <table:table-cell office:value-type="string">
            <text:p>பார்க்கவும்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Domain-2Person.doc(10)</text:p>
          </table:table-cell>
          <table:table-cell table:number-columns-repeated="2"/>
        </table:table-row>
        <table:table-row table:style-name="ro1">
          <table:table-cell office:value-type="string">
            <text:p>பாலியல்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Domain-2Person.doc(10)</text:p>
          </table:table-cell>
          <table:table-cell table:number-columns-repeated="2"/>
        </table:table-row>
        <table:table-row table:style-name="ro1">
          <table:table-cell office:value-type="string">
            <text:p>பிரசவ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Domain-2Person.doc(10)</text:p>
          </table:table-cell>
          <table:table-cell table:number-columns-repeated="2"/>
        </table:table-row>
        <table:table-row table:style-name="ro1">
          <table:table-cell office:value-type="string">
            <text:p>பொ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Domain-2Person.doc(10)</text:p>
          </table:table-cell>
          <table:table-cell table:number-columns-repeated="2"/>
        </table:table-row>
        <table:table-row table:style-name="ro1">
          <table:table-cell office:value-type="string">
            <text:p>பொருள்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Domain-2Person.doc(10)</text:p>
          </table:table-cell>
          <table:table-cell table:number-columns-repeated="2"/>
        </table:table-row>
        <table:table-row table:style-name="ro1">
          <table:table-cell office:value-type="string">
            <text:p>முழு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Domain-2Person.doc(10)</text:p>
          </table:table-cell>
          <table:table-cell table:number-columns-repeated="2"/>
        </table:table-row>
        <table:table-row table:style-name="ro1">
          <table:table-cell office:value-type="string">
            <text:p>வலி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Domain-2Person.doc(10)</text:p>
          </table:table-cell>
          <table:table-cell table:number-columns-repeated="2"/>
        </table:table-row>
        <table:table-row table:style-name="ro1">
          <table:table-cell office:value-type="string">
            <text:p>வாழ்க்கை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Domain-2Person.doc(10)</text:p>
          </table:table-cell>
          <table:table-cell table:number-columns-repeated="2"/>
        </table:table-row>
        <table:table-row table:style-name="ro1">
          <table:table-cell office:value-type="string">
            <text:p>விடு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Domain-2Person.doc(10)</text:p>
          </table:table-cell>
          <table:table-cell table:number-columns-repeated="2"/>
        </table:table-row>
        <table:table-row table:style-name="ro1">
          <table:table-cell office:value-type="string">
            <text:p>விஷம்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Domain-2Person.doc(10)</text:p>
          </table:table-cell>
          <table:table-cell table:number-columns-repeated="2"/>
        </table:table-row>
        <table:table-row table:style-name="ro1">
          <table:table-cell office:value-type="string">
            <text:p>வீக்கம்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Domain-2Person.doc(10)</text:p>
          </table:table-cell>
          <table:table-cell table:number-columns-repeated="2"/>
        </table:table-row>
        <table:table-row table:style-name="ro1">
          <table:table-cell office:value-type="string">
            <text:p>வேதனை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Domain-2Person.doc(10)</text:p>
          </table:table-cell>
          <table:table-cell table:number-columns-repeated="2"/>
        </table:table-row>
        <table:table-row table:style-name="ro1">
          <table:table-cell office:value-type="string">
            <text:p>8.<text:tab/>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Domain-2Person.doc(11)</text:p>
          </table:table-cell>
          <table:table-cell table:number-columns-repeated="2"/>
        </table:table-row>
        <table:table-row table:style-name="ro1">
          <table:table-cell office:value-type="string">
            <text:p>சிலவற்றை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Domain-2Person.doc(11)</text:p>
          </table:table-cell>
          <table:table-cell table:number-columns-repeated="2"/>
        </table:table-row>
        <table:table-row table:style-name="ro1">
          <table:table-cell office:value-type="string">
            <text:p>செயல்பாடுகள்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Domain-2Person.doc(11)</text:p>
          </table:table-cell>
          <table:table-cell table:number-columns-repeated="2"/>
        </table:table-row>
        <table:table-row table:style-name="ro1">
          <table:table-cell office:value-type="string">
            <text:p>திருமண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Domain-2Person.doc(11)</text:p>
          </table:table-cell>
          <table:table-cell table:number-columns-repeated="2"/>
        </table:table-row>
        <table:table-row table:style-name="ro1">
          <table:table-cell office:value-type="string">
            <text:p>பெயர்கள்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Domain-2Person.doc(11)</text:p>
          </table:table-cell>
          <table:table-cell table:number-columns-repeated="2"/>
        </table:table-row>
        <table:table-row table:style-name="ro1">
          <table:table-cell office:value-type="string">
            <text:p>வயது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Domain-2Person.doc(11)</text:p>
          </table:table-cell>
          <table:table-cell table:number-columns-repeated="2"/>
        </table:table-row>
        <table:table-row table:style-name="ro1">
          <table:table-cell office:value-type="string">
            <text:p>வயிறு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Domain-2Person.doc(11)</text:p>
          </table:table-cell>
          <table:table-cell table:number-columns-repeated="2"/>
        </table:table-row>
        <table:table-row table:style-name="ro1">
          <table:table-cell office:value-type="string">
            <text:p>வியாதி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Domain-2Person.doc(11)</text:p>
          </table:table-cell>
          <table:table-cell table:number-columns-repeated="2"/>
        </table:table-row>
        <table:table-row table:style-name="ro1">
          <table:table-cell office:value-type="string">
            <text:p>இரத்தம்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Domain-2Person.doc(12)</text:p>
          </table:table-cell>
          <table:table-cell table:number-columns-repeated="2"/>
        </table:table-row>
        <table:table-row table:style-name="ro1">
          <table:table-cell office:value-type="string">
            <text:p>எலும்பு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Domain-2Person.doc(12)</text:p>
          </table:table-cell>
          <table:table-cell table:number-columns-repeated="2"/>
        </table:table-row>
        <table:table-row table:style-name="ro1">
          <table:table-cell office:value-type="string">
            <text:p>குழந்தைகள்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Domain-2Person.doc(12)</text:p>
          </table:table-cell>
          <table:table-cell table:number-columns-repeated="2"/>
        </table:table-row>
        <table:table-row table:style-name="ro1">
          <table:table-cell office:value-type="string">
            <text:p>நபரை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Domain-2Person.doc(12)</text:p>
          </table:table-cell>
          <table:table-cell table:number-columns-repeated="2"/>
        </table:table-row>
        <table:table-row table:style-name="ro1">
          <table:table-cell office:value-type="string">
            <text:p>பெறு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Domain-2Person.doc(12)</text:p>
          </table:table-cell>
          <table:table-cell table:number-columns-repeated="2"/>
        </table:table-row>
        <table:table-row table:style-name="ro1">
          <table:table-cell office:value-type="string">
            <text:p>ஜ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Domain-2Person.doc(13)</text:p>
          </table:table-cell>
          <table:table-cell table:number-columns-repeated="2"/>
        </table:table-row>
        <table:table-row table:style-name="ro1">
          <table:table-cell office:value-type="string">
            <text:p>பிறப்பு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Domain-2Person.doc(13)</text:p>
          </table:table-cell>
          <table:table-cell table:number-columns-repeated="2"/>
        </table:table-row>
        <table:table-row table:style-name="ro1">
          <table:table-cell office:value-type="string">
            <text:p>பொருட்கள்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Domain-2Person.doc(13)</text:p>
          </table:table-cell>
          <table:table-cell table:number-columns-repeated="2"/>
        </table:table-row>
        <table:table-row table:style-name="ro1">
          <table:table-cell office:value-type="string">
            <text:p>ய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Domain-2Person.doc(13)</text:p>
          </table:table-cell>
          <table:table-cell table:number-columns-repeated="2"/>
        </table:table-row>
        <table:table-row table:style-name="ro1">
          <table:table-cell office:value-type="string">
            <text:p>உள்ள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Domain-2Person.doc(14)</text:p>
          </table:table-cell>
          <table:table-cell table:number-columns-repeated="2"/>
        </table:table-row>
        <table:table-row table:style-name="ro1">
          <table:table-cell office:value-type="string">
            <text:p>தோல்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Domain-2Person.doc(14)</text:p>
          </table:table-cell>
          <table:table-cell table:number-columns-repeated="2"/>
        </table:table-row>
        <table:table-row table:style-name="ro1">
          <table:table-cell office:value-type="string">
            <text:p>பார்வை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Domain-2Person.doc(14)</text:p>
          </table:table-cell>
          <table:table-cell table:number-columns-repeated="2"/>
        </table:table-row>
        <table:table-row table:style-name="ro1">
          <table:table-cell office:value-type="string">
            <text:p>மனிதன்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Domain-2Person.doc(14)</text:p>
          </table:table-cell>
          <table:table-cell table:number-columns-repeated="2"/>
        </table:table-row>
        <table:table-row table:style-name="ro1">
          <table:table-cell office:value-type="string">
            <text:p>விரல்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Domain-2Person.doc(14)</text:p>
          </table:table-cell>
          <table:table-cell table:number-columns-repeated="2"/>
        </table:table-row>
        <table:table-row table:style-name="ro1">
          <table:table-cell office:value-type="string">
            <text:p>ஒன்றை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Domain-2Person.doc(15)</text:p>
          </table:table-cell>
          <table:table-cell table:number-columns-repeated="2"/>
        </table:table-row>
        <table:table-row table:style-name="ro1">
          <table:table-cell office:value-type="string">
            <text:p>கண்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Domain-2Person.doc(15)</text:p>
          </table:table-cell>
          <table:table-cell table:number-columns-repeated="2"/>
        </table:table-row>
        <table:table-row table:style-name="ro1">
          <table:table-cell office:value-type="string">
            <text:p>காது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Domain-2Person.doc(15)</text:p>
          </table:table-cell>
          <table:table-cell table:number-columns-repeated="2"/>
        </table:table-row>
        <table:table-row table:style-name="ro1">
          <table:table-cell office:value-type="string">
            <text:p>குழந்தை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Domain-2Person.doc(15)</text:p>
          </table:table-cell>
          <table:table-cell table:number-columns-repeated="2"/>
        </table:table-row>
        <table:table-row table:style-name="ro1">
          <table:table-cell office:value-type="string">
            <text:p>P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Domain-2Person.doc(16)</text:p>
          </table:table-cell>
          <table:table-cell table:number-columns-repeated="2"/>
        </table:table-row>
        <table:table-row table:style-name="ro1">
          <table:table-cell office:value-type="string">
            <text:p>7.<text:tab/>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string">
            <text:p>Domain-2Person.doc(17)</text:p>
          </table:table-cell>
          <table:table-cell table:number-columns-repeated="2"/>
        </table:table-row>
        <table:table-row table:style-name="ro1">
          <table:table-cell office:value-type="string">
            <text:p>வரம்பைப்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string">
            <text:p>Domain-2Person.doc(17)</text:p>
          </table:table-cell>
          <table:table-cell table:number-columns-repeated="2"/>
        </table:table-row>
        <table:table-row table:style-name="ro1">
          <table:table-cell office:value-type="string">
            <text:p>உடல்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Domain-2Person.doc(18)</text:p>
          </table:table-cell>
          <table:table-cell table:number-columns-repeated="2"/>
        </table:table-row>
        <table:table-row table:style-name="ro1">
          <table:table-cell office:value-type="string">
            <text:p>சப்தம்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Domain-2Person.doc(18)</text:p>
          </table:table-cell>
          <table:table-cell table:number-columns-repeated="2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string">
            <text:p>Domain-2Person.doc(19)</text:p>
          </table:table-cell>
          <table:table-cell table:number-columns-repeated="2"/>
        </table:table-row>
        <table:table-row table:style-name="ro1">
          <table:table-cell office:value-type="string">
            <text:p>செய்வது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string">
            <text:p>Domain-2Person.doc(19)</text:p>
          </table:table-cell>
          <table:table-cell table:number-columns-repeated="2"/>
        </table:table-row>
        <table:table-row table:style-name="ro1">
          <table:table-cell office:value-type="string">
            <text:p>பாகங்கள்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string">
            <text:p>Domain-2Person.doc(19)</text:p>
          </table:table-cell>
          <table:table-cell table:number-columns-repeated="2"/>
        </table:table-row>
        <table:table-row table:style-name="ro1">
          <table:table-cell office:value-type="string">
            <text:p>மருந்து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Domain-2Person.doc(20)</text:p>
          </table:table-cell>
          <table:table-cell table:number-columns-repeated="2"/>
        </table:table-row>
        <table:table-row table:style-name="ro1">
          <table:table-cell office:value-type="string">
            <text:p>ஒருவருடைய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Domain-2Person.doc(21)</text:p>
          </table:table-cell>
          <table:table-cell table:number-columns-repeated="2"/>
        </table:table-row>
        <table:table-row table:style-name="ro1">
          <table:table-cell office:value-type="string">
            <text:p>கால்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Domain-2Person.doc(21)</text:p>
          </table:table-cell>
          <table:table-cell table:number-columns-repeated="2"/>
        </table:table-row>
        <table:table-row table:style-name="ro1">
          <table:table-cell office:value-type="string">
            <text:p>வரம்புகள்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Domain-2Person.doc(21)</text:p>
          </table:table-cell>
          <table:table-cell table:number-columns-repeated="2"/>
        </table:table-row>
        <table:table-row table:style-name="ro1">
          <table:table-cell office:value-type="string">
            <text:p>நபரைக்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Domain-2Person.doc(22)</text:p>
          </table:table-cell>
          <table:table-cell table:number-columns-repeated="2"/>
        </table:table-row>
        <table:table-row table:style-name="ro1">
          <table:table-cell office:value-type="string">
            <text:p>ஆண்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Domain-2Person.doc(24)</text:p>
          </table:table-cell>
          <table:table-cell table:number-columns-repeated="2"/>
        </table:table-row>
        <table:table-row table:style-name="ro1">
          <table:table-cell office:value-type="string">
            <text:p>சிகிச்சை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Domain-2Person.doc(24)</text:p>
          </table:table-cell>
          <table:table-cell table:number-columns-repeated="2"/>
        </table:table-row>
        <table:table-row table:style-name="ro1">
          <table:table-cell office:value-type="string">
            <text:p>நபர்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Domain-2Person.doc(24)</text:p>
          </table:table-cell>
          <table:table-cell table:number-columns-repeated="2"/>
        </table:table-row>
        <table:table-row table:style-name="ro1">
          <table:table-cell office:value-type="string">
            <text:p>மக்கள்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Domain-2Person.doc(25)</text:p>
          </table:table-cell>
          <table:table-cell table:number-columns-repeated="2"/>
        </table:table-row>
        <table:table-row table:style-name="ro1">
          <table:table-cell office:value-type="string">
            <text:p>நோய்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string">
            <text:p>Domain-2Person.doc(26)</text:p>
          </table:table-cell>
          <table:table-cell table:number-columns-repeated="2"/>
        </table:table-row>
        <table:table-row table:style-name="ro1">
          <table:table-cell office:value-type="string">
            <text:p>யாது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Domain-2Person.doc(27)</text:p>
          </table:table-cell>
          <table:table-cell table:number-columns-repeated="2"/>
        </table:table-row>
        <table:table-row table:style-name="ro1">
          <table:table-cell office:value-type="string">
            <text:p>செய்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Domain-2Person.doc(28)</text:p>
          </table:table-cell>
          <table:table-cell table:number-columns-repeated="2"/>
        </table:table-row>
        <table:table-row table:style-name="ro1">
          <table:table-cell office:value-type="string">
            <text:p>6.<text:tab/>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Domain-2Person.doc(29)</text:p>
          </table:table-cell>
          <table:table-cell table:number-columns-repeated="2"/>
        </table:table-row>
        <table:table-row table:style-name="ro1">
          <table:table-cell office:value-type="string">
            <text:p>உபயோகிக்கப்படும்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string">
            <text:p>Domain-2Person.doc(33)</text:p>
          </table:table-cell>
          <table:table-cell table:number-columns-repeated="2"/>
        </table:table-row>
        <table:table-row table:style-name="ro1">
          <table:table-cell office:value-type="string">
            <text:p>கொள்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string">
            <text:p>Domain-2Person.doc(33)</text:p>
          </table:table-cell>
          <table:table-cell table:number-columns-repeated="2"/>
        </table:table-row>
        <table:table-row table:style-name="ro1">
          <table:table-cell office:value-type="string">
            <text:p>பெண்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Domain-2Person.doc(34)</text:p>
          </table:table-cell>
          <table:table-cell table:number-columns-repeated="2"/>
        </table:table-row>
        <table:table-row table:style-name="ro1">
          <table:table-cell office:value-type="string">
            <text:p>h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Domain-2Person.doc(41)</text:p>
          </table:table-cell>
          <table:table-cell table:number-columns-repeated="2"/>
        </table:table-row>
        <table:table-row table:style-name="ro1">
          <table:table-cell office:value-type="string">
            <text:p>விளக்கும்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string">
            <text:p>Domain-2Person.doc(43)</text:p>
          </table:table-cell>
          <table:table-cell table:number-columns-repeated="2"/>
        </table:table-row>
        <table:table-row table:style-name="ro1">
          <table:table-cell office:value-type="string">
            <text:p>மற்றும்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string">
            <text:p>Domain-2Person.doc(45)</text:p>
          </table:table-cell>
          <table:table-cell table:number-columns-repeated="2"/>
        </table:table-row>
        <table:table-row table:style-name="ro1">
          <table:table-cell office:value-type="string">
            <text:p>பொதுவான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string">
            <text:p>Domain-2Person.doc(48)</text:p>
          </table:table-cell>
          <table:table-cell table:number-columns-repeated="2"/>
        </table:table-row>
        <table:table-row table:style-name="ro1">
          <table:table-cell office:value-type="string">
            <text:p>5.<text:tab/></text:p>
          </table:table-cell>
          <table:table-cell office:value-type="float" office:value="49">
            <text:p>49</text:p>
          </table:table-cell>
          <table:table-cell table:number-columns-repeated="2"/>
          <table:table-cell office:value-type="string">
            <text:p>Domain-2Person.doc(49)</text:p>
          </table:table-cell>
          <table:table-cell table:number-columns-repeated="2"/>
        </table:table-row>
        <table:table-row table:style-name="ro1">
          <table:table-cell office:value-type="string">
            <text:p>அல்லது</text:p>
          </table:table-cell>
          <table:table-cell office:value-type="float" office:value="54">
            <text:p>54</text:p>
          </table:table-cell>
          <table:table-cell table:number-columns-repeated="2"/>
          <table:table-cell office:value-type="string">
            <text:p>Domain-2Person.doc(54)</text:p>
          </table:table-cell>
          <table:table-cell table:number-columns-repeated="2"/>
        </table:table-row>
        <table:table-row table:style-name="ro1">
          <table:table-cell office:value-type="string">
            <text:p>hp</text:p>
          </table:table-cell>
          <table:table-cell office:value-type="float" office:value="56">
            <text:p>56</text:p>
          </table:table-cell>
          <table:table-cell table:number-columns-repeated="2"/>
          <table:table-cell office:value-type="string">
            <text:p>Domain-2Person.doc(56)</text:p>
          </table:table-cell>
          <table:table-cell table:number-columns-repeated="2"/>
        </table:table-row>
        <table:table-row table:style-name="ro1">
          <table:table-cell office:value-type="string">
            <text:p>4.<text:tab/></text:p>
          </table:table-cell>
          <table:table-cell office:value-type="float" office:value="66">
            <text:p>66</text:p>
          </table:table-cell>
          <table:table-cell table:number-columns-repeated="2"/>
          <table:table-cell office:value-type="string">
            <text:p>Domain-2Person.doc(66)</text:p>
          </table:table-cell>
          <table:table-cell table:number-columns-repeated="2"/>
        </table:table-row>
        <table:table-row table:style-name="ro1">
          <table:table-cell office:value-type="string">
            <text:p>ஏதோ</text:p>
          </table:table-cell>
          <table:table-cell office:value-type="float" office:value="67">
            <text:p>67</text:p>
          </table:table-cell>
          <table:table-cell table:number-columns-repeated="2"/>
          <table:table-cell office:value-type="string">
            <text:p>Domain-2Person.doc(67)</text:p>
          </table:table-cell>
          <table:table-cell table:number-columns-repeated="2"/>
        </table:table-row>
        <table:table-row table:style-name="ro1">
          <table:table-cell office:value-type="string">
            <text:p>வரம்பை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string">
            <text:p>Domain-2Person.doc(69)</text:p>
          </table:table-cell>
          <table:table-cell table:number-columns-repeated="2"/>
        </table:table-row>
        <table:table-row table:style-name="ro1">
          <table:table-cell office:value-type="string">
            <text:p>வார்த்தைகளுக்காக</text:p>
          </table:table-cell>
          <table:table-cell office:value-type="float" office:value="71">
            <text:p>71</text:p>
          </table:table-cell>
          <table:table-cell table:number-columns-repeated="2"/>
          <table:table-cell office:value-type="string">
            <text:p>Domain-2Person.doc(71)</text:p>
          </table:table-cell>
          <table:table-cell table:number-columns-repeated="2"/>
        </table:table-row>
        <table:table-row table:style-name="ro1">
          <table:table-cell office:value-type="string">
            <text:p>p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Domain-2Person.doc(77)</text:p>
          </table:table-cell>
          <table:table-cell table:number-columns-repeated="2"/>
        </table:table-row>
        <table:table-row table:style-name="ro1">
          <table:table-cell office:value-type="string">
            <text:p>சம்பந்தப்பட்ட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Domain-2Person.doc(77)</text:p>
          </table:table-cell>
          <table:table-cell table:number-columns-repeated="2"/>
        </table:table-row>
        <table:table-row table:style-name="ro1">
          <table:table-cell office:value-type="string">
            <text:p>பயன்படுத்தவும்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Domain-2Person.doc(85)</text:p>
          </table:table-cell>
          <table:table-cell table:number-columns-repeated="2"/>
        </table:table-row>
        <table:table-row table:style-name="ro1">
          <table:table-cell office:value-type="string">
            <text:p>இந்த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Domain-2Person.doc(92)</text:p>
          </table:table-cell>
          <table:table-cell table:number-columns-repeated="2"/>
        </table:table-row>
        <table:table-row table:style-name="ro1">
          <table:table-cell office:value-type="string">
            <text:p>3.<text:tab/>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string">
            <text:p>Domain-2Person.doc(97)</text:p>
          </table:table-cell>
          <table:table-cell table:number-columns-repeated="2"/>
        </table:table-row>
        <table:table-row table:style-name="ro1">
          <table:table-cell office:value-type="string">
            <text:p>--</text:p>
          </table:table-cell>
          <table:table-cell office:value-type="float" office:value="110">
            <text:p>110</text:p>
          </table:table-cell>
          <table:table-cell table:number-columns-repeated="2"/>
          <table:table-cell office:value-type="string">
            <text:p>Domain-2Person.doc(110)</text:p>
          </table:table-cell>
          <table:table-cell table:number-columns-repeated="2"/>
        </table:table-row>
        <table:table-row table:style-name="ro1">
          <table:table-cell office:value-type="string">
            <text:p>2.<text:tab/>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string">
            <text:p>Domain-2Person.doc(113)</text:p>
          </table:table-cell>
          <table:table-cell table:number-columns-repeated="2"/>
        </table:table-row>
        <table:table-row table:style-name="ro1">
          <table:table-cell office:value-type="string">
            <text:p>1.<text:tab/></text:p>
          </table:table-cell>
          <table:table-cell office:value-type="float" office:value="118">
            <text:p>118</text:p>
          </table:table-cell>
          <table:table-cell table:number-columns-repeated="2"/>
          <table:table-cell office:value-type="string">
            <text:p>Domain-2Person.doc(118)</text:p>
          </table:table-cell>
          <table:table-cell table:number-columns-repeated="2"/>
        </table:table-row>
        <table:table-row table:style-name="ro1">
          <table:table-cell office:value-type="string">
            <text:p>ஒரு</text:p>
          </table:table-cell>
          <table:table-cell office:value-type="float" office:value="290">
            <text:p>290</text:p>
          </table:table-cell>
          <table:table-cell table:number-columns-repeated="2"/>
          <table:table-cell office:value-type="string">
            <text:p>Domain-2Person.doc(290)</text:p>
          </table:table-cell>
          <table:table-cell table:number-columns-repeated="2"/>
        </table:table-row>
        <table:table-row table:style-name="ro1">
          <table:table-cell office:value-type="string">
            <text:p>குறிக்கிற</text:p>
          </table:table-cell>
          <table:table-cell office:value-type="float" office:value="315">
            <text:p>315</text:p>
          </table:table-cell>
          <table:table-cell table:number-columns-repeated="2"/>
          <table:table-cell office:value-type="string">
            <text:p>Domain-2Person.doc(315)</text:p>
          </table:table-cell>
          <table:table-cell table:number-columns-repeated="2"/>
        </table:table-row>
        <table:table-row table:style-name="ro1">
          <table:table-cell office:value-type="string">
            <text:p>வார்த்தைகள்</text:p>
          </table:table-cell>
          <table:table-cell office:value-type="float" office:value="405">
            <text:p>405</text:p>
          </table:table-cell>
          <table:table-cell table:number-columns-repeated="2"/>
          <table:table-cell office:value-type="string">
            <text:p>Domain-2Person.doc(405)</text:p>
          </table:table-cell>
          <table:table-cell table:number-columns-repeated="2"/>
        </table:table-row>
        <table:table-row table:style-name="ro1">
          <table:table-cell office:value-type="string">
            <text:p>யாவை</text:p>
          </table:table-cell>
          <table:table-cell office:value-type="float" office:value="474">
            <text:p>474</text:p>
          </table:table-cell>
          <table:table-cell table:number-columns-repeated="2"/>
          <table:table-cell office:value-type="string">
            <text:p>Domain-2Person.doc(474)</text:p>
          </table:table-cell>
          <table:table-cell table:number-columns-repeated="2"/>
        </table:table-row>
        <table:table-row table:style-name="ro1">
          <table:table-cell office:value-type="string">
            <text:p><text:tab/></text:p>
          </table:table-cell>
          <table:table-cell office:value-type="float" office:value="551">
            <text:p>551</text:p>
          </table:table-cell>
          <table:table-cell table:number-columns-repeated="2"/>
          <table:table-cell office:value-type="string">
            <text:p>Domain-2Person.doc(551)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2">
            <text:p>612</text:p>
          </table:table-cell>
          <table:table-cell table:number-columns-repeated="2"/>
          <table:table-cell office:value-type="string">
            <text:p>Domain-2Person.doc(612)</text:p>
          </table:table-cell>
          <table:table-cell table:number-columns-repeated="2"/>
        </table:table-row>
        <table:table-row table:style-name="ro1">
          <table:table-cell office:value-type="string">
            <text:p><text:s/></text:p>
          </table:table-cell>
          <table:table-cell office:value-type="float" office:value="6787">
            <text:p>6787</text:p>
          </table:table-cell>
          <table:table-cell table:number-columns-repeated="2"/>
          <table:table-cell office:value-type="string">
            <text:p>Domain-2Person.doc(6787)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F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5:22:56.07</meta:creation-date>
    <dc:date>2012-11-15T15:26:38.57</dc:date>
    <meta:editing-duration>P0D</meta:editing-duration>
    <meta:editing-cycles>1</meta:editing-cycles>
    <meta:document-statistic meta:table-count="1" meta:cell-count="11193" meta:object-count="0"/>
    <meta:generator>LibreOffice/3.6$Windows_x86 LibreOffice_project/58f22d5-270d05a-e2abed1-ea17a85-9b5702</meta:generator>
  </office:meta>
</office:document-meta>
</file>